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147a5d" style:font-size-asian="14pt" style:font-size-complex="14pt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0b426" officeooo:paragraph-rsid="00101f18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paragraph-rsid="00101f18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normal" officeooo:rsid="0010b426" officeooo:paragraph-rsid="00101f18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paragraph-rsid="00101f18" style:font-size-asian="14pt" style:font-weight-asian="normal" style:font-size-complex="14pt" style:font-weight-complex="normal"/>
    </style:style>
    <style:style style:name="P9" style:family="paragraph" style:parent-style-name="Heading_20_3">
      <style:text-properties fo:font-weight="normal" style:font-weight-asian="normal" style:font-weight-complex="normal"/>
    </style:style>
    <style:style style:name="P10" style:family="paragraph" style:parent-style-name="Heading_20_3">
      <style:text-properties officeooo:paragraph-rsid="00147a5d"/>
    </style:style>
    <style:style style:name="P11" style:family="paragraph" style:parent-style-name="Heading_20_3" style:master-page-name="MP0">
      <style:paragraph-properties style:page-number="auto" fo:break-before="page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text-properties fo:font-size="14pt" fo:font-weight="normal" officeooo:rsid="0010b426" officeooo:paragraph-rsid="00101f18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182b6d" officeooo:paragraph-rsid="00182b6d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bold" officeooo:rsid="00182b6d" officeooo:paragraph-rsid="00182b6d" style:font-size-asian="14pt" style:font-weight-asian="bold" style:font-size-complex="14pt" style:font-weight-complex="bold"/>
    </style:style>
    <style:style style:name="P16" style:family="paragraph" style:parent-style-name="Standard">
      <style:text-properties officeooo:paragraph-rsid="00182b6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47a5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10b426"/>
    </style:style>
    <style:style style:name="T5" style:family="text">
      <style:text-properties officeooo:rsid="00147a5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47a5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3">1) Display singly linked list.</text:h>
      <text:h text:style-name="P9" text:outline-level="3">#include&lt;stdio.h&gt;</text:h>
      <text:p text:style-name="P2">#include&lt;stdlib.h&gt;</text:p>
      <text:p text:style-name="P2"/>
      <text:p text:style-name="P2">struct node</text:p>
      <text:p text:style-name="P2">{</text:p>
      <text:p text:style-name="P2"><text:tab/>int data;</text:p>
      <text:p text:style-name="P2"><text:tab/>struct node *next;<text:tab/></text:p>
      <text:p text:style-name="P2">};</text:p>
      <text:p text:style-name="P2"><text:s/></text:p>
      <text:p text:style-name="P2"><text:s/>struct node* create(struct node *head)</text:p>
      <text:p text:style-name="P2"><text:s/>{</text:p>
      <text:p text:style-name="P2"><text:s/><text:tab/>struct node *newnode,*temp;</text:p>
      <text:p text:style-name="P2"><text:s/><text:tab/>int i,n;</text:p>
      <text:p text:style-name="P2"><text:s/><text:tab/>printf("enter limit=");</text:p>
      <text:p text:style-name="P2"><text:s/><text:tab/>scanf("%d",&amp;n);</text:p>
      <text:p text:style-name="P2"><text:s text:c="4"/>for(i=0;i&lt;n;i++)</text:p>
      <text:p text:style-name="P2"><text:s text:c="4"/>{</text:p>
      <text:p text:style-name="P2"><text:s text:c="4"/><text:tab/>newnode=(struct node*)malloc(sizeof(struct node));</text:p>
      <text:p text:style-name="P2"><text:s text:c="4"/><text:tab/>printf("enter value=");</text:p>
      <text:p text:style-name="P2"><text:s text:c="4"/><text:tab/>scanf("%d",&amp;newnode-&gt;data);</text:p>
      <text:p text:style-name="P2"><text:s text:c="4"/><text:tab/>newnode-&gt;next=NULL;</text:p>
      <text:p text:style-name="P2"><text:s text:c="4"/><text:tab/>if(head==NULL)</text:p>
      <text:p text:style-name="P2"><text:s text:c="4"/><text:tab/>{</text:p>
      <text:p text:style-name="P2"><text:s text:c="11"/>head=temp=newnode;<text:tab/><text:tab/> <text:s text:c="2"/><text:tab/>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temp-&gt;next=newnode;</text:p>
      <text:p text:style-name="P2"><text:tab/><text:tab/><text:tab/>temp=newnode;</text:p>
      <text:p text:style-name="P2"><text:tab/><text:tab/>}</text:p>
      <text:p text:style-name="P2"><text:tab/>}</text:p>
      <text:p text:style-name="P2"><text:tab/>return head;</text:p>
      <text:p text:style-name="P2"><text:s/>}</text:p>
      <text:p text:style-name="P2"/>
      <text:p text:style-name="P2"><text:s/>void display(struct node *head)</text:p>
      <text:p text:style-name="P2"><text:s/>{</text:p>
      <text:p text:style-name="P2"><text:s/><text:tab/>struct node *temp=head;</text:p>
      <text:p text:style-name="P2"><text:s/><text:tab/>while(temp!=NULL)</text:p>
      <text:p text:style-name="P2"><text:s/><text:tab/>{</text:p>
      <text:p text:style-name="P2"><text:s/><text:tab/><text:tab/>printf("%d \t",temp-&gt;data);</text:p>
      <text:p text:style-name="P2"><text:s/><text:tab/><text:tab/>temp=temp-&gt;next;</text:p>
      <text:p text:style-name="P2"><text:tab/> }</text:p>
      <text:p text:style-name="P2"><text:s/>}</text:p>
      <text:p text:style-name="P2"><text:s/>int main()</text:p>
      <text:p text:style-name="P2"><text:soft-page-break/><text:s/>{</text:p>
      <text:p text:style-name="P2"><text:s/><text:tab/>struct node *head=NULL;</text:p>
      <text:p text:style-name="P2"><text:s/><text:tab/>head=create(head);</text:p>
      <text:p text:style-name="P2"><text:s/><text:tab/>printf("\n display linklist=");</text:p>
      <text:p text:style-name="P2"><text:s/><text:tab/>display(head);</text:p>
      <text:p text:style-name="P2"><text:s/><text:tab/>return 0;</text:p>
      <text:p text:style-name="P2"><text:s/>}</text:p>
      <text:p text:style-name="P2"/>
      <text:h text:style-name="Heading_20_3" text:outline-level="3">2) Singly linked list insert menu driven.</text:h>
      <text:p text:style-name="P2">#include&lt;stdio.h&gt;</text:p>
      <text:p text:style-name="P2">#include&lt;stdlib.h&gt;</text:p>
      <text:p text:style-name="P2"/>
      <text:p text:style-name="P2">struct node</text:p>
      <text:p text:style-name="P2">{</text:p>
      <text:p text:style-name="P2"><text:tab/>int data;</text:p>
      <text:p text:style-name="P2"><text:tab/>struct node *next;</text:p>
      <text:p text:style-name="P2">};</text:p>
      <text:p text:style-name="P2"/>
      <text:p text:style-name="P2">struct node *create(struct node *head)</text:p>
      <text:p text:style-name="P2">{</text:p>
      <text:p text:style-name="P2"><text:tab/>struct node *temp,*newnode;</text:p>
      <text:p text:style-name="P2"><text:tab/>int i,n;</text:p>
      <text:p text:style-name="P2"><text:tab/>printf("enter limit=");</text:p>
      <text:p text:style-name="P2"><text:tab/>scanf("%d",&amp;n);</text:p>
      <text:p text:style-name="P2"><text:tab/>for(i=0;i&lt;n;i++)</text:p>
      <text:p text:style-name="P2"><text:tab/>{</text:p>
      <text:p text:style-name="P2"><text:tab/><text:tab/>newnode=(struct node*)malloc(sizeof(struct node));</text:p>
      <text:p text:style-name="P2"><text:tab/><text:tab/>printf("enter value=");</text:p>
      <text:p text:style-name="P2"><text:tab/><text:tab/>scanf("%d",&amp;newnode-&gt;data);</text:p>
      <text:p text:style-name="P2"><text:tab/><text:tab/>newnode-&gt;next=NULL;</text:p>
      <text:p text:style-name="P2"><text:tab/><text:tab/>if(head==NULL)</text:p>
      <text:p text:style-name="P2"><text:tab/><text:tab/>{</text:p>
      <text:p text:style-name="P2"><text:tab/><text:tab/><text:tab/>head=temp=newnode;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temp-&gt;next=newnode;</text:p>
      <text:p text:style-name="P2"><text:tab/><text:tab/><text:tab/>temp=newnode;</text:p>
      <text:p text:style-name="P2"><text:tab/><text:tab/>}</text:p>
      <text:p text:style-name="P2"><text:tab/>}</text:p>
      <text:p text:style-name="P2"><text:tab/>return head;</text:p>
      <text:p text:style-name="P2">}</text:p>
      <text:p text:style-name="P2"/>
      <text:p text:style-name="P2">void display(struct node *head)</text:p>
      <text:p text:style-name="P2">{</text:p>
      <text:p text:style-name="P2"><text:tab/>struct node *temp;</text:p>
      <text:p text:style-name="P2"><text:soft-page-break/><text:tab/>temp=head;</text:p>
      <text:p text:style-name="P2"><text:tab/>while(temp!=NULL)</text:p>
      <text:p text:style-name="P2"><text:tab/>{</text:p>
      <text:p text:style-name="P2"><text:tab/><text:tab/>printf("%d\t",temp-&gt;data);</text:p>
      <text:p text:style-name="P2"><text:tab/><text:tab/>temp=temp-&gt;next;</text:p>
      <text:p text:style-name="P2"><text:tab/>}</text:p>
      <text:p text:style-name="P2">}</text:p>
      <text:p text:style-name="P2"/>
      <text:p text:style-name="P2">struct node *insert_beg(struct node *head,int num)</text:p>
      <text:p text:style-name="P2">{</text:p>
      <text:p text:style-name="P2"><text:tab/>struct node *temp,*newnode;</text:p>
      <text:p text:style-name="P2"><text:tab/>newnode=(struct node*)malloc(sizeof(struct node));</text:p>
      <text:p text:style-name="P2"><text:tab/>newnode-&gt;data=num;</text:p>
      <text:p text:style-name="P2"><text:tab/>newnode-&gt;next=NULL;</text:p>
      <text:p text:style-name="P2"><text:tab/>newnode-&gt;next=head;</text:p>
      <text:p text:style-name="P2"><text:tab/>head=newnode;</text:p>
      <text:p text:style-name="P2"><text:tab/>return head;</text:p>
      <text:p text:style-name="P2">}</text:p>
      <text:p text:style-name="P2"/>
      <text:p text:style-name="P2">struct node *insert_end(struct node *head,int num)</text:p>
      <text:p text:style-name="P2">{</text:p>
      <text:p text:style-name="P2"><text:tab/>struct node *temp,*newnode;</text:p>
      <text:p text:style-name="P2"><text:tab/>newnode=(struct node*)malloc(sizeof(struct node));</text:p>
      <text:p text:style-name="P2"><text:tab/>newnode-&gt;data=num;</text:p>
      <text:p text:style-name="P2"><text:tab/>newnode-&gt;next=NULL;</text:p>
      <text:p text:style-name="P2"><text:tab/>for(temp=head;temp-&gt;next!=NULL;temp=temp-&gt;next);</text:p>
      <text:p text:style-name="P2"><text:tab/>temp-&gt;next=newnode;</text:p>
      <text:p text:style-name="P2"><text:tab/>temp=newnode;</text:p>
      <text:p text:style-name="P2"><text:tab/>return head;</text:p>
      <text:p text:style-name="P2">}</text:p>
      <text:p text:style-name="P2"/>
      <text:p text:style-name="P2">struct node *insert_mid(struct node *head,int num,int pos)</text:p>
      <text:p text:style-name="P2">{</text:p>
      <text:p text:style-name="P2"><text:tab/>struct node *temp,*newnode;</text:p>
      <text:p text:style-name="P2"><text:tab/>int i;</text:p>
      <text:p text:style-name="P2"><text:tab/>newnode=(struct node*)malloc(sizeof(struct node));</text:p>
      <text:p text:style-name="P2"><text:tab/>newnode-&gt;data=num;</text:p>
      <text:p text:style-name="P2"><text:tab/>for(i=1,temp=head;1&lt;(pos-1) &amp;&amp; temp!=NULL;i++,temp=temp-&gt;next);</text:p>
      <text:p text:style-name="P2"><text:tab/>newnode-&gt;next=temp-&gt;next;</text:p>
      <text:p text:style-name="P2"><text:tab/>temp-&gt;next=newnode;</text:p>
      <text:p text:style-name="P2"><text:tab/>return head;</text:p>
      <text:p text:style-name="P2">}</text:p>
      <text:p text:style-name="P2"/>
      <text:p text:style-name="P2">int main()</text:p>
      <text:p text:style-name="P2">{</text:p>
      <text:p text:style-name="P2"><text:tab/>int ch,num,pos;</text:p>
      <text:p text:style-name="P2"><text:soft-page-break/><text:tab/>struct node *head=NULL;</text:p>
      <text:p text:style-name="P2"><text:tab/>do{</text:p>
      <text:p text:style-name="P2"><text:tab/><text:tab/>printf("\n 1:create \n 2:display \n 3:insert_beg");</text:p>
      <text:p text:style-name="P2"><text:tab/><text:tab/>printf("\n 4:insert_end \n 5:insert_mid");</text:p>
      <text:p text:style-name="P2"><text:tab/><text:tab/>printf("\n enter choice=");</text:p>
      <text:p text:style-name="P2"><text:tab/><text:tab/>scanf("%d",&amp;ch);</text:p>
      <text:p text:style-name="P2"><text:tab/><text:tab/>switch(ch)</text:p>
      <text:p text:style-name="P2"><text:tab/><text:tab/>{</text:p>
      <text:p text:style-name="P2"><text:tab/> <text:tab/> <text:s text:c="5"/>case 1:head=create(head);</text:p>
      <text:p text:style-name="P2"><text:tab/> <text:tab/> <text:s text:c="16"/>break;</text:p>
      <text:p text:style-name="P2"/>
      <text:p text:style-name="P2"><text:tab/> <text:tab/> <text:s text:c="5"/>case 2:display(head);</text:p>
      <text:p text:style-name="P2"><text:tab/><text:tab/><text:tab/> <text:s text:c="6"/>break;</text:p>
      <text:p text:style-name="P2"><text:s text:c="6"/></text:p>
      <text:p text:style-name="P2"><text:tab/> <text:tab/> <text:s text:c="5"/>case 3:printf("enter value=");</text:p>
      <text:p text:style-name="P2"><text:tab/> <text:tab/><text:tab/> <text:s text:c="6"/>scanf("%d",&amp;num);</text:p>
      <text:p text:style-name="P2"><text:tab/><text:tab/><text:tab/> <text:s text:c="6"/>head=insert_beg(head,num);</text:p>
      <text:p text:style-name="P2"><text:tab/><text:tab/> <text:s text:c="9"/><text:tab/> <text:s text:c="6"/>break;</text:p>
      <text:p text:style-name="P2"><text:s text:c="7"/></text:p>
      <text:p text:style-name="P2"><text:tab/> <text:s text:c="6"/><text:tab/> <text:s text:c="4"/>case 4:printf("enter value=");</text:p>
      <text:p text:style-name="P2"><text:tab/> <text:s text:c="25"/>scanf("%d",&amp;num);</text:p>
      <text:p text:style-name="P2"><text:tab/><text:tab/> <text:s text:c="15"/>head=insert_end(head,num);</text:p>
      <text:p text:style-name="P2"><text:tab/><text:tab/><text:tab/> <text:s text:c="5"/>break;</text:p>
      <text:p text:style-name="P2"/>
      <text:p text:style-name="P2"><text:tab/><text:tab/> <text:s text:c="4"/>case 5:printf("enter value=");</text:p>
      <text:p text:style-name="P2"><text:tab/><text:tab/> <text:s text:c="15"/>scanf("%d",&amp;num);</text:p>
      <text:p text:style-name="P2"><text:tab/><text:tab/><text:tab/> <text:s text:c="5"/>printf("enter position=");</text:p>
      <text:p text:style-name="P2"><text:tab/><text:tab/><text:tab/> <text:s text:c="5"/>scanf("%d",&amp;pos);</text:p>
      <text:p text:style-name="P2"><text:tab/><text:tab/> <text:s text:c="15"/>head=insert_mid(head,num,pos);</text:p>
      <text:p text:style-name="P2"><text:tab/><text:tab/><text:tab/> <text:s text:c="5"/>break;</text:p>
      <text:p text:style-name="P2"/>
      <text:p text:style-name="P2"><text:tab/><text:tab/> <text:s text:c="2"/>default:printf("invalid choice.....");</text:p>
      <text:p text:style-name="P2"><text:tab/><text:tab/>} <text:s text:c="4"/></text:p>
      <text:p text:style-name="P2"><text:tab/>}while(ch&lt;6);</text:p>
      <text:p text:style-name="P2">}</text:p>
      <text:h text:style-name="Heading_20_3" text:outline-level="3"/>
      <text:h text:style-name="Heading_20_3" text:outline-level="3"/>
      <text:h text:style-name="Heading_20_3" text:outline-level="3">3) Singly linked list delete menu driven.</text:h>
      <text:p text:style-name="P2">#include&lt;stdio.h&gt;</text:p>
      <text:p text:style-name="P2">#include&lt;stdlib.h&gt;</text:p>
      <text:p text:style-name="P2">struct node</text:p>
      <text:p text:style-name="P2">{</text:p>
      <text:p text:style-name="P2"><text:tab/>int data;</text:p>
      <text:p text:style-name="P2"><text:tab/>struct node *next;</text:p>
      <text:p text:style-name="P2">};</text:p>
      <text:p text:style-name="P2"><text:soft-page-break/></text:p>
      <text:p text:style-name="P2">struct node *create(struct node *head)</text:p>
      <text:p text:style-name="P2">{</text:p>
      <text:p text:style-name="P2"><text:tab/>struct node *newnode,*temp;</text:p>
      <text:p text:style-name="P2"><text:tab/>int i,n;</text:p>
      <text:p text:style-name="P2"><text:tab/>printf("enter limit=");</text:p>
      <text:p text:style-name="P2"><text:tab/>scanf("%d",&amp;n);</text:p>
      <text:p text:style-name="P2"><text:tab/>for(i=0;i&lt;n;i++)</text:p>
      <text:p text:style-name="P2"><text:tab/>{</text:p>
      <text:p text:style-name="P2"><text:tab/><text:tab/>newnode=(struct node*)malloc(sizeof(struct node));</text:p>
      <text:p text:style-name="P2"><text:tab/><text:tab/>printf("enter value=");</text:p>
      <text:p text:style-name="P2"><text:tab/><text:tab/>scanf("%d",&amp;newnode-&gt;data);</text:p>
      <text:p text:style-name="P2"><text:tab/><text:tab/>newnode-&gt;next=NULL;</text:p>
      <text:p text:style-name="P2"><text:tab/><text:tab/>if(head==NULL)</text:p>
      <text:p text:style-name="P2"><text:tab/><text:tab/>{</text:p>
      <text:p text:style-name="P2"><text:tab/><text:tab/><text:tab/>head=temp=newnode;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temp-&gt;next=newnode;</text:p>
      <text:p text:style-name="P2"><text:tab/><text:tab/><text:tab/>temp=newnode;</text:p>
      <text:p text:style-name="P2"><text:tab/><text:tab/>}</text:p>
      <text:p text:style-name="P2"><text:tab/>}</text:p>
      <text:p text:style-name="P2"><text:tab/>return head;</text:p>
      <text:p text:style-name="P2">}</text:p>
      <text:p text:style-name="P2"/>
      <text:p text:style-name="P2">void display(struct node *head)</text:p>
      <text:p text:style-name="P2">{</text:p>
      <text:p text:style-name="P2"><text:tab/>struct node *temp;</text:p>
      <text:p text:style-name="P2"><text:tab/>temp=head;</text:p>
      <text:p text:style-name="P2"><text:tab/>while(temp!=NULL)</text:p>
      <text:p text:style-name="P2"><text:tab/>{</text:p>
      <text:p text:style-name="P2"><text:tab/><text:tab/>printf("%d\t",temp-&gt;data);</text:p>
      <text:p text:style-name="P2"><text:tab/><text:tab/>temp=temp-&gt;next;</text:p>
      <text:p text:style-name="P2"><text:tab/>}</text:p>
      <text:p text:style-name="P2">}</text:p>
      <text:p text:style-name="P2"/>
      <text:p text:style-name="P2">struct node *delete_beg(struct node *head)</text:p>
      <text:p text:style-name="P2">{</text:p>
      <text:p text:style-name="P2"><text:tab/>struct node *p;</text:p>
      <text:p text:style-name="P2"><text:tab/>p=head;</text:p>
      <text:p text:style-name="P2"><text:tab/>head=head-&gt;next;</text:p>
      <text:p text:style-name="P2"><text:tab/>p-&gt;next=NULL;</text:p>
      <text:p text:style-name="P2"><text:tab/>free(p);</text:p>
      <text:p text:style-name="P2"><text:tab/>return head;</text:p>
      <text:p text:style-name="P2">}</text:p>
      <text:p text:style-name="P2"><text:soft-page-break/></text:p>
      <text:p text:style-name="P2">struct node *delete_end(struct node *head)</text:p>
      <text:p text:style-name="P2">{</text:p>
      <text:p text:style-name="P2"><text:tab/>struct node *p,*temp;</text:p>
      <text:p text:style-name="P2"><text:tab/>for(temp=head;temp-&gt;next-&gt;next!=NULL;temp=temp-&gt;next);</text:p>
      <text:p text:style-name="P2"><text:tab/>p=temp-&gt;next;</text:p>
      <text:p text:style-name="P2"><text:tab/>temp-&gt;next=NULL;</text:p>
      <text:p text:style-name="P2"><text:tab/>free(p);</text:p>
      <text:p text:style-name="P2"><text:tab/>return head;</text:p>
      <text:p text:style-name="P2">}</text:p>
      <text:p text:style-name="P2"/>
      <text:p text:style-name="P2">struct node *delete_mid(struct node *head,int pos)</text:p>
      <text:p text:style-name="P2">{</text:p>
      <text:p text:style-name="P2"><text:tab/>struct node *p,*temp;</text:p>
      <text:p text:style-name="P2"><text:tab/>int i;</text:p>
      <text:p text:style-name="P2"><text:tab/>for(i=1,temp=head;i&lt;(pos-1)&amp;&amp;temp-&gt;next!=NULL;i++,temp=temp-&gt;next);</text:p>
      <text:p text:style-name="P2"><text:tab/>p=temp-&gt;next;</text:p>
      <text:p text:style-name="P2"><text:tab/>temp-&gt;next=p-&gt;next;</text:p>
      <text:p text:style-name="P2"><text:tab/>free(p);</text:p>
      <text:p text:style-name="P2"><text:tab/>return head;</text:p>
      <text:p text:style-name="P2">}</text:p>
      <text:p text:style-name="P2"/>
      <text:p text:style-name="P2">int main()</text:p>
      <text:p text:style-name="P2">{</text:p>
      <text:p text:style-name="P2"><text:tab/>struct node *head=NULL;</text:p>
      <text:p text:style-name="P2"><text:tab/>int pos,ch;</text:p>
      <text:p text:style-name="P2"><text:tab/>do{</text:p>
      <text:p text:style-name="P2"><text:tab/> <text:s text:c="9"/>printf("\n 1:create \n 2:delete_beg");</text:p>
      <text:p text:style-name="P2"><text:tab/><text:tab/>printf("\n 3:delete_end \n 4:delete_mid");</text:p>
      <text:p text:style-name="P2"><text:tab/><text:tab/>printf("\n enter choice=");</text:p>
      <text:p text:style-name="P2"><text:tab/><text:tab/>scanf("%d",&amp;ch);</text:p>
      <text:p text:style-name="P2"><text:tab/><text:tab/>switch(ch)</text:p>
      <text:p text:style-name="P2"><text:tab/><text:tab/>{</text:p>
      <text:p text:style-name="P2"><text:tab/><text:tab/> <text:s text:c="6"/>case 1:head=create(head);</text:p>
      <text:p text:style-name="P2"><text:tab/><text:tab/> <text:s/><text:tab/> <text:s text:c="6"/>display(head);<text:tab/></text:p>
      <text:p text:style-name="P2"><text:tab/><text:tab/> <text:s/><text:tab/> <text:s text:c="6"/>break;</text:p>
      <text:p text:style-name="P2"/>
      <text:p text:style-name="P2"><text:tab/><text:tab/> <text:s text:c="5"/>case 2:head=delete_beg(head);</text:p>
      <text:p text:style-name="P2"><text:tab/><text:tab/> <text:s text:c="4"/><text:tab/> <text:s text:c="5"/>display(head);</text:p>
      <text:p text:style-name="P2"><text:tab/><text:tab/> <text:s text:c="15"/>break;</text:p>
      <text:p text:style-name="P2"/>
      <text:p text:style-name="P2"><text:tab/><text:tab/> <text:s text:c="5"/>case 3:head=delete_end(head);</text:p>
      <text:p text:style-name="P2"><text:tab/><text:tab/> <text:s text:c="16"/>display(head);</text:p>
      <text:p text:style-name="P2"><text:tab/><text:tab/> <text:s text:c="16"/>break;</text:p>
      <text:p text:style-name="P2"/>
      <text:p text:style-name="P2"><text:tab/><text:tab/> <text:s text:c="5"/>case 4:printf("enter position=");</text:p>
      <text:p text:style-name="P2"><text:soft-page-break/><text:tab/><text:tab/> <text:s text:c="8"/><text:tab/> <text:s text:c="6"/>scanf("%d",&amp;pos);</text:p>
      <text:p text:style-name="P2"><text:tab/><text:tab/><text:tab/> <text:s text:c="6"/>head=delete_mid(head,pos);</text:p>
      <text:p text:style-name="P2"><text:tab/><text:tab/><text:tab/> <text:s text:c="6"/>display(head);</text:p>
      <text:p text:style-name="P2"><text:tab/><text:tab/><text:tab/> <text:s text:c="6"/>break;</text:p>
      <text:p text:style-name="P2"/>
      <text:p text:style-name="P2"><text:tab/><text:tab/> <text:s text:c="4"/>default:printf("invalid choice....."); <text:s text:c="6"/></text:p>
      <text:p text:style-name="P2"><text:tab/><text:tab/>}<text:tab/></text:p>
      <text:p text:style-name="P2"><text:s text:c="6"/>}while(ch&lt;5);</text:p>
      <text:p text:style-name="P2"><text:s text:c="6"/>return 0;</text:p>
      <text:p text:style-name="P2">}</text:p>
      <text:p text:style-name="P2"/>
      <text:h text:style-name="Heading_20_3" text:outline-level="3">4) Singly linked list insert common and delete common.</text:h>
      <text:p text:style-name="P2">#include&lt;stdio.h&gt;</text:p>
      <text:p text:style-name="P2">#include&lt;stdlib.h&gt;</text:p>
      <text:p text:style-name="P2"/>
      <text:p text:style-name="P2">struct node</text:p>
      <text:p text:style-name="P2">{</text:p>
      <text:p text:style-name="P2"><text:tab/>int data;</text:p>
      <text:p text:style-name="P2"><text:tab/>struct node *next;</text:p>
      <text:p text:style-name="P2">};</text:p>
      <text:p text:style-name="P2"/>
      <text:p text:style-name="P2">struct node *create(struct node *head)</text:p>
      <text:p text:style-name="P2">{</text:p>
      <text:p text:style-name="P2"><text:tab/>struct node *newnode,*temp;</text:p>
      <text:p text:style-name="P2"><text:tab/>int i,n;</text:p>
      <text:p text:style-name="P2"><text:tab/>printf("enter limit=");</text:p>
      <text:p text:style-name="P2"><text:tab/>scanf("%d",&amp;n);</text:p>
      <text:p text:style-name="P2"><text:tab/>for(i=0;i&lt;n;i++)</text:p>
      <text:p text:style-name="P2"><text:tab/>{</text:p>
      <text:p text:style-name="P2"><text:tab/><text:tab/>newnode=(struct node*)malloc(sizeof(struct node));</text:p>
      <text:p text:style-name="P2"><text:tab/><text:tab/>printf("enter value=");</text:p>
      <text:p text:style-name="P2"><text:tab/><text:tab/>scanf("%d",&amp;newnode-&gt;data);</text:p>
      <text:p text:style-name="P2"><text:tab/><text:tab/>newnode-&gt;next=NULL;</text:p>
      <text:p text:style-name="P2"><text:tab/><text:tab/>if(head==NULL)</text:p>
      <text:p text:style-name="P2"><text:tab/><text:tab/>{</text:p>
      <text:p text:style-name="P2"><text:tab/><text:tab/><text:tab/>head=temp=newnode;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temp-&gt;next=newnode;</text:p>
      <text:p text:style-name="P2"><text:tab/><text:tab/><text:tab/>temp=newnode;</text:p>
      <text:p text:style-name="P2"><text:tab/><text:tab/>}</text:p>
      <text:p text:style-name="P2"><text:tab/>}</text:p>
      <text:p text:style-name="P2"><text:tab/>return head;</text:p>
      <text:p text:style-name="P2">}</text:p>
      <text:p text:style-name="P2"/>
      <text:p text:style-name="P2"><text:soft-page-break/>void display(struct node *head)</text:p>
      <text:p text:style-name="P2">{</text:p>
      <text:p text:style-name="P2"><text:tab/>struct node *temp;</text:p>
      <text:p text:style-name="P2"><text:tab/>temp=head;</text:p>
      <text:p text:style-name="P2"><text:tab/>while(temp!=NULL)</text:p>
      <text:p text:style-name="P2"><text:tab/>{</text:p>
      <text:p text:style-name="P2"><text:tab/><text:tab/>printf("%d\t",temp-&gt;data);</text:p>
      <text:p text:style-name="P2"><text:tab/><text:tab/>temp=temp-&gt;next;</text:p>
      <text:p text:style-name="P2"><text:tab/>}</text:p>
      <text:p text:style-name="P2">}</text:p>
      <text:p text:style-name="P2"/>
      <text:p text:style-name="P2">struct node *insert_common(struct node *head,int num,int pos)</text:p>
      <text:p text:style-name="P2">{</text:p>
      <text:p text:style-name="P2"><text:tab/>struct node *newnode,*temp;</text:p>
      <text:p text:style-name="P2"><text:tab/>int i;</text:p>
      <text:p text:style-name="P2"><text:tab/>newnode=(struct node*)malloc(sizeof(struct node));</text:p>
      <text:p text:style-name="P2"><text:tab/>newnode-&gt;data=num;</text:p>
      <text:p text:style-name="P2"><text:tab/>if(pos==1)</text:p>
      <text:p text:style-name="P2"><text:tab/>{</text:p>
      <text:p text:style-name="P2"><text:tab/><text:tab/>newnode-&gt;next=head;</text:p>
      <text:p text:style-name="P2"><text:tab/><text:tab/>head=newnode;</text:p>
      <text:p text:style-name="P2"><text:tab/>}</text:p>
      <text:p text:style-name="P2"><text:tab/>else</text:p>
      <text:p text:style-name="P2"><text:tab/>{</text:p>
      <text:p text:style-name="P2"><text:tab/>for(i=1,temp=head;i&lt;(pos-1) &amp;&amp; temp-&gt;next!=NULL;i++,temp=temp-&gt;next);</text:p>
      <text:p text:style-name="P2"><text:tab/><text:tab/>newnode-&gt;next=temp-&gt;next;</text:p>
      <text:p text:style-name="P2"><text:tab/><text:tab/>temp-&gt;next=newnode;</text:p>
      <text:p text:style-name="P2"><text:tab/>}</text:p>
      <text:p text:style-name="P2"><text:tab/>return head;</text:p>
      <text:p text:style-name="P2">}</text:p>
      <text:p text:style-name="P2"/>
      <text:p text:style-name="P2">struct node *delete_common(struct node *head,int pos)</text:p>
      <text:p text:style-name="P2">{</text:p>
      <text:p text:style-name="P2"><text:tab/>struct node *p,*temp;</text:p>
      <text:p text:style-name="P2"><text:tab/>int i;</text:p>
      <text:p text:style-name="P2"><text:tab/>if(pos==1)</text:p>
      <text:p text:style-name="P2"><text:tab/>{</text:p>
      <text:p text:style-name="P2"><text:tab/><text:tab/>p=head;</text:p>
      <text:p text:style-name="P2"><text:tab/><text:tab/>head=head-&gt;next;</text:p>
      <text:p text:style-name="P2"><text:tab/><text:tab/>free(p);</text:p>
      <text:p text:style-name="P2"><text:tab/>}</text:p>
      <text:p text:style-name="P2"><text:tab/>else</text:p>
      <text:p text:style-name="P2"><text:tab/>{</text:p>
      <text:p text:style-name="P2"><text:tab/>for(i=1,temp=head;i&lt;(pos-1) &amp;&amp; temp-&gt;next!=NULL;i++,temp=temp-&gt;next);</text:p>
      <text:p text:style-name="P2"><text:tab/><text:tab/>p=temp-&gt;next;</text:p>
      <text:p text:style-name="P2"><text:tab/><text:tab/>temp-&gt;next=p-&gt;next;</text:p>
      <text:p text:style-name="P2"><text:soft-page-break/><text:tab/><text:tab/>free(p);</text:p>
      <text:p text:style-name="P2"><text:tab/>}</text:p>
      <text:p text:style-name="P2"><text:tab/>return head;</text:p>
      <text:p text:style-name="P2">}</text:p>
      <text:p text:style-name="P2"/>
      <text:p text:style-name="P2">int main()</text:p>
      <text:p text:style-name="P2">{</text:p>
      <text:p text:style-name="P2"><text:tab/>struct node *head=NULL;</text:p>
      <text:p text:style-name="P2"><text:tab/>int ch,num,pos;</text:p>
      <text:p text:style-name="P2"><text:tab/>do{</text:p>
      <text:p text:style-name="P2"><text:tab/> <text:s text:c="3"/>printf("\n 1:create \n 2:insert_common \n 3:delete_common");</text:p>
      <text:p text:style-name="P2"><text:tab/> <text:s text:c="3"/>printf("\n enter choice=");</text:p>
      <text:p text:style-name="P2"><text:tab/> <text:s text:c="3"/>scanf("%d",&amp;ch);</text:p>
      <text:p text:style-name="P2"><text:tab/> <text:s text:c="3"/>switch(ch)</text:p>
      <text:p text:style-name="P2"><text:tab/> <text:s text:c="3"/>{</text:p>
      <text:p text:style-name="P2"><text:tab/><text:tab/> <text:s/></text:p>
      <text:p text:style-name="P2"><text:tab/><text:tab/> case 1:head=create(head);</text:p>
      <text:p text:style-name="P2"><text:tab/><text:tab/><text:tab/> <text:s/>display(head);</text:p>
      <text:p text:style-name="P2"><text:tab/><text:tab/><text:tab/> <text:s text:c="2"/>break;</text:p>
      <text:p text:style-name="P2"><text:line-break/><text:tab/><text:tab/> case 2:printf("enter value=");</text:p>
      <text:p text:style-name="P2"><text:tab/><text:tab/> <text:s text:c="11"/>scanf("%d",&amp;num);</text:p>
      <text:p text:style-name="P2"><text:tab/><text:tab/> <text:s text:c="11"/>printf("\n enter position=");</text:p>
      <text:p text:style-name="P2"><text:tab/><text:tab/> <text:s text:c="11"/>scanf("%d",&amp;pos);</text:p>
      <text:p text:style-name="P2"><text:tab/><text:tab/> <text:s text:c="11"/>head=insert_common(head,num,pos);</text:p>
      <text:p text:style-name="P2"><text:tab/><text:tab/> <text:s text:c="11"/>display(head);</text:p>
      <text:p text:style-name="P2"><text:tab/><text:tab/> <text:s text:c="11"/>break;</text:p>
      <text:p text:style-name="P2"/>
      <text:p text:style-name="P2"><text:tab/><text:tab/> case 3:printf("enter position=");</text:p>
      <text:p text:style-name="P2"><text:tab/><text:tab/> <text:s text:c="11"/>scanf("%d",&amp;pos);</text:p>
      <text:p text:style-name="P2"><text:tab/><text:tab/> <text:s text:c="11"/>head=delete_common(head,pos);</text:p>
      <text:p text:style-name="P2"><text:tab/><text:tab/> <text:s text:c="11"/>display(head);</text:p>
      <text:p text:style-name="P2"><text:tab/><text:tab/> <text:s text:c="11"/>break;</text:p>
      <text:p text:style-name="P2"/>
      <text:p text:style-name="P2"><text:tab/> <text:s text:c="7"/>default:printf("invalid choice.....");</text:p>
      <text:p text:style-name="P2"><text:tab/> <text:s text:c="3"/>}</text:p>
      <text:p text:style-name="P2"><text:tab/>}while(ch&lt;4);</text:p>
      <text:p text:style-name="P2"><text:tab/>return 0;</text:p>
      <text:p text:style-name="P2">}</text:p>
      <text:p text:style-name="P2"/>
      <text:h text:style-name="Heading_20_3" text:outline-level="3"/>
      <text:h text:style-name="Heading_20_3" text:outline-level="3"/>
      <text:h text:style-name="Heading_20_3" text:outline-level="3"/>
      <text:p text:style-name="P2"/>
      <text:p text:style-name="P2"/>
      <text:h text:style-name="P10" text:outline-level="3"><text:soft-page-break/>5) Display singly circular linked list.</text:h>
      <text:p text:style-name="P3">#include&lt;stdio.h&gt;</text:p>
      <text:p text:style-name="P3">#include&lt;stdlib.h&gt;</text:p>
      <text:p text:style-name="P3"/>
      <text:p text:style-name="P3">struct node</text:p>
      <text:p text:style-name="P2">{</text:p>
      <text:p text:style-name="P2"><text:tab/>int data;</text:p>
      <text:p text:style-name="P2"><text:tab/>struct node *next;</text:p>
      <text:p text:style-name="P2">};</text:p>
      <text:p text:style-name="P2"/>
      <text:p text:style-name="P2">struct node *create(struct node *head)</text:p>
      <text:p text:style-name="P2">{</text:p>
      <text:p text:style-name="P2"><text:tab/>int i,n;</text:p>
      <text:p text:style-name="P2"><text:tab/>struct node *newnode,*temp;</text:p>
      <text:p text:style-name="P2"><text:tab/>printf("enter limit=");</text:p>
      <text:p text:style-name="P2"><text:tab/>scanf("%d",&amp;n);</text:p>
      <text:p text:style-name="P2"><text:tab/>for(i=0;i&lt;n;i++)</text:p>
      <text:p text:style-name="P2"><text:tab/>{</text:p>
      <text:p text:style-name="P2"><text:tab/><text:tab/>newnode=(struct node*)malloc(sizeof(struct node));</text:p>
      <text:p text:style-name="P2"><text:tab/><text:tab/>printf("enter value=");</text:p>
      <text:p text:style-name="P2"><text:tab/><text:tab/>scanf("%d",&amp;newnode-&gt;data);</text:p>
      <text:p text:style-name="P2"><text:tab/><text:tab/>if(head==NULL)</text:p>
      <text:p text:style-name="P2"><text:tab/><text:tab/>{</text:p>
      <text:p text:style-name="P2"><text:tab/><text:tab/><text:tab/>head=temp=newnode;</text:p>
      <text:p text:style-name="P2"><text:tab/><text:tab/><text:tab/>newnode-&gt;next=head;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temp-&gt;next=newnode;</text:p>
      <text:p text:style-name="P2"><text:tab/><text:tab/><text:tab/>temp=newnode;</text:p>
      <text:p text:style-name="P2"><text:tab/><text:tab/><text:tab/>temp-&gt;next=head;</text:p>
      <text:p text:style-name="P2"><text:tab/><text:tab/>}</text:p>
      <text:p text:style-name="P2"><text:tab/>}</text:p>
      <text:p text:style-name="P2"><text:tab/>return head;</text:p>
      <text:p text:style-name="P2">}</text:p>
      <text:p text:style-name="P2"/>
      <text:p text:style-name="P2">void display(struct node *head)</text:p>
      <text:p text:style-name="P2">{</text:p>
      <text:p text:style-name="P2"><text:tab/>struct node *temp=head;</text:p>
      <text:p text:style-name="P2"><text:tab/>do{</text:p>
      <text:p text:style-name="P2"><text:tab/><text:tab/>printf("%d\t",temp-&gt;data);</text:p>
      <text:p text:style-name="P2"><text:tab/><text:tab/>temp=temp-&gt;next;</text:p>
      <text:p text:style-name="P2"><text:tab/>}while(temp!=head);</text:p>
      <text:p text:style-name="P2">}</text:p>
      <text:p text:style-name="P2"/>
      <text:p text:style-name="P2">int main()</text:p>
      <text:p text:style-name="P2"><text:soft-page-break/>{</text:p>
      <text:p text:style-name="P2"><text:tab/>struct node *head=NULL;</text:p>
      <text:p text:style-name="P2"><text:tab/>head=create(head);</text:p>
      <text:p text:style-name="P2"><text:tab/>display(head);</text:p>
      <text:p text:style-name="P2"><text:tab/>return 0;</text:p>
      <text:p text:style-name="P2">}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6) Singly circular linked list insert menu driven .</text:span></text:span></text:p>
      <text:p text:style-name="P2">#include&lt;stdio.h&gt;</text:p>
      <text:p text:style-name="P2">#include&lt;stdlib.h&gt;</text:p>
      <text:p text:style-name="P2"/>
      <text:p text:style-name="P2">struct node</text:p>
      <text:p text:style-name="P2">{</text:p>
      <text:p text:style-name="P2"><text:tab/>int data;</text:p>
      <text:p text:style-name="P2"><text:tab/>struct node *next;</text:p>
      <text:p text:style-name="P2">};</text:p>
      <text:p text:style-name="P2"/>
      <text:p text:style-name="P2">struct node *create(struct node *head)</text:p>
      <text:p text:style-name="P2">{</text:p>
      <text:p text:style-name="P2"><text:tab/>struct node *newnode,*temp;</text:p>
      <text:p text:style-name="P2"><text:tab/>int i,n;</text:p>
      <text:p text:style-name="P2"><text:tab/>printf("enter limit=");</text:p>
      <text:p text:style-name="P2"><text:tab/>scanf("%d",&amp;n);</text:p>
      <text:p text:style-name="P2"><text:tab/>for(i=0;i&lt;n;i++)</text:p>
      <text:p text:style-name="P2"><text:tab/>{</text:p>
      <text:p text:style-name="P2"><text:tab/><text:tab/>newnode=(struct node*)malloc(sizeof(struct node));</text:p>
      <text:p text:style-name="P2"><text:tab/><text:tab/>printf("enter value=");</text:p>
      <text:p text:style-name="P2"><text:tab/><text:tab/>scanf("%d",&amp;newnode-&gt;data);</text:p>
      <text:p text:style-name="P2"><text:tab/><text:tab/>if(head==NULL)</text:p>
      <text:p text:style-name="P2"><text:tab/><text:tab/>{</text:p>
      <text:p text:style-name="P2"><text:tab/><text:tab/><text:tab/>head=temp=newnode;</text:p>
      <text:p text:style-name="P2"><text:tab/><text:tab/><text:tab/>newnode-&gt;next=head;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temp-&gt;next=newnode;</text:p>
      <text:p text:style-name="P2"><text:tab/><text:tab/><text:tab/>temp=newnode;</text:p>
      <text:p text:style-name="P2"><text:tab/><text:tab/><text:tab/>newnode-&gt;next=head;</text:p>
      <text:p text:style-name="P2"><text:tab/><text:tab/>}</text:p>
      <text:p text:style-name="P2"><text:tab/>}</text:p>
      <text:p text:style-name="P2"><text:tab/>return head;</text:p>
      <text:p text:style-name="P2">}</text:p>
      <text:p text:style-name="P2"/>
      <text:p text:style-name="P2">void display(struct node *head)</text:p>
      <text:p text:style-name="P2">{</text:p>
      <text:p text:style-name="P2"><text:tab/>struct node *temp=head;</text:p>
      <text:p text:style-name="P2"><text:soft-page-break/><text:tab/>do{</text:p>
      <text:p text:style-name="P2"><text:tab/><text:tab/>printf("%d \t",temp-&gt;data);</text:p>
      <text:p text:style-name="P2"><text:tab/><text:tab/>temp=temp-&gt;next;</text:p>
      <text:p text:style-name="P2"><text:tab/> <text:s/>}while(temp!=head);</text:p>
      <text:p text:style-name="P2">}</text:p>
      <text:p text:style-name="P2"/>
      <text:p text:style-name="P2">struct node *insert_beg(struct node *head,int num)</text:p>
      <text:p text:style-name="P2">{</text:p>
      <text:p text:style-name="P2"><text:tab/>struct node *newnode,*temp;</text:p>
      <text:p text:style-name="P2"><text:tab/>newnode=(struct node*)malloc(sizeof(struct node));</text:p>
      <text:p text:style-name="P2"><text:tab/>newnode-&gt;data=num;</text:p>
      <text:p text:style-name="P2"><text:tab/>for(temp=head;temp-&gt;next!=head;temp=temp-&gt;next);</text:p>
      <text:p text:style-name="P2"><text:tab/>newnode-&gt;next=head;</text:p>
      <text:p text:style-name="P2"><text:tab/>head=newnode;</text:p>
      <text:p text:style-name="P2"><text:tab/>temp-&gt;next=head;</text:p>
      <text:p text:style-name="P2"><text:tab/>return head;</text:p>
      <text:p text:style-name="P2">}</text:p>
      <text:p text:style-name="P2"/>
      <text:p text:style-name="P2">struct node *insert_end(struct node *head,int num)</text:p>
      <text:p text:style-name="P2">{</text:p>
      <text:p text:style-name="P2"><text:tab/>struct node *newnode,*temp;</text:p>
      <text:p text:style-name="P2"><text:tab/>newnode=(struct node*)malloc(sizeof(struct node));</text:p>
      <text:p text:style-name="P2"><text:tab/>newnode-&gt;data=num;</text:p>
      <text:p text:style-name="P2"><text:tab/>for(temp=head;temp-&gt;next!=head;temp=temp-&gt;next);</text:p>
      <text:p text:style-name="P2"><text:tab/>temp-&gt;next=newnode;</text:p>
      <text:p text:style-name="P2"><text:tab/>temp=newnode;</text:p>
      <text:p text:style-name="P2"><text:tab/>temp-&gt;next=head;</text:p>
      <text:p text:style-name="P2"><text:tab/>return head;</text:p>
      <text:p text:style-name="P2">}</text:p>
      <text:p text:style-name="P2"/>
      <text:p text:style-name="P2">struct node *insert_mid(struct node *head,int num,int pos)</text:p>
      <text:p text:style-name="P2">{</text:p>
      <text:p text:style-name="P2"><text:s text:c="4"/>struct node *newnode,*temp;</text:p>
      <text:p text:style-name="P2"><text:s text:c="4"/>int i;</text:p>
      <text:p text:style-name="P2"><text:s text:c="4"/>newnode=(struct node*)malloc(sizeof(struct node));</text:p>
      <text:p text:style-name="P2"><text:s text:c="4"/>newnode-&gt;data=num;</text:p>
      <text:p text:style-name="P2"><text:s text:c="4"/>for(i=1,temp=head;i&lt;(pos-1) &amp;&amp; temp-&gt;next!=head;i++,temp=temp-&gt;next);</text:p>
      <text:p text:style-name="P2"><text:s text:c="4"/>newnode-&gt;next=temp-&gt;next;</text:p>
      <text:p text:style-name="P2"><text:s text:c="4"/>temp-&gt;next=newnode;</text:p>
      <text:p text:style-name="P2"><text:s text:c="4"/>return head;</text:p>
      <text:p text:style-name="P2">}</text:p>
      <text:p text:style-name="P2"/>
      <text:p text:style-name="P2">int main()</text:p>
      <text:p text:style-name="P2">{</text:p>
      <text:p text:style-name="P2"><text:tab/>struct node *head=NULL;</text:p>
      <text:p text:style-name="P2"><text:tab/><text:tab/>int num,pos,ch;</text:p>
      <text:p text:style-name="P2"><text:soft-page-break/></text:p>
      <text:p text:style-name="P2"><text:tab/><text:tab/>do{</text:p>
      <text:p text:style-name="P2"><text:tab/><text:tab/> <text:s text:c="8"/>printf("\n 1:create \n 2:insert_beg \n 3:insert_end \n 4:insert_mid");</text:p>
      <text:p text:style-name="P2"><text:tab/><text:tab/><text:tab/>printf("\n enter choice=");</text:p>
      <text:p text:style-name="P2"><text:tab/><text:tab/><text:tab/>scanf("%d",&amp;ch);</text:p>
      <text:p text:style-name="P2"><text:tab/><text:tab/><text:tab/>switch(ch)</text:p>
      <text:p text:style-name="P2"><text:tab/><text:tab/><text:tab/>{</text:p>
      <text:p text:style-name="P2"><text:tab/><text:tab/><text:tab/><text:tab/>case 1:head=create(head);</text:p>
      <text:p text:style-name="P2"><text:tab/><text:tab/><text:tab/><text:tab/> <text:s text:c="10"/>display(head);</text:p>
      <text:p text:style-name="P2"><text:tab/><text:tab/><text:tab/><text:tab/><text:tab/> break;</text:p>
      <text:p text:style-name="P2"><text:tab/><text:tab/><text:tab/></text:p>
      <text:p text:style-name="P2"><text:tab/><text:tab/><text:tab/> <text:s text:c="9"/>case 2:printf("enter value=");</text:p>
      <text:p text:style-name="P2"><text:tab/><text:tab/><text:tab/><text:tab/> <text:s text:c="10"/>scanf("%de",&amp;num);</text:p>
      <text:p text:style-name="P2"><text:tab/><text:tab/><text:tab/><text:tab/><text:tab/> head=insert_beg(head,num);</text:p>
      <text:p text:style-name="P2"><text:tab/><text:tab/><text:tab/><text:tab/><text:tab/> display(head);</text:p>
      <text:p text:style-name="P2"><text:tab/><text:tab/><text:tab/><text:tab/><text:tab/> break;</text:p>
      <text:p text:style-name="P2"><text:tab/><text:tab/><text:tab/></text:p>
      <text:p text:style-name="P2"><text:tab/><text:tab/><text:tab/><text:tab/>case 3:printf("enter value=");</text:p>
      <text:p text:style-name="P2"><text:tab/><text:tab/><text:tab/><text:tab/> <text:s text:c="10"/>scanf("%d",&amp;num);</text:p>
      <text:p text:style-name="P2"><text:tab/><text:tab/><text:tab/><text:tab/><text:tab/> head=insert_end(head,num);</text:p>
      <text:p text:style-name="P2"><text:tab/><text:tab/><text:tab/><text:tab/><text:tab/> display(head);</text:p>
      <text:p text:style-name="P2"><text:tab/><text:tab/><text:tab/><text:tab/><text:tab/> break;</text:p>
      <text:p text:style-name="P2"><text:tab/><text:tab/><text:tab/></text:p>
      <text:p text:style-name="P2"><text:tab/><text:tab/><text:tab/><text:tab/>case 4:printf("enter value=");</text:p>
      <text:p text:style-name="P2"><text:tab/><text:tab/><text:tab/><text:tab/><text:tab/> scanf("%d",&amp;num);</text:p>
      <text:p text:style-name="P2"><text:tab/><text:tab/><text:tab/><text:tab/> <text:s text:c="10"/>printf("\n enter position=");</text:p>
      <text:p text:style-name="P2"><text:tab/><text:tab/><text:tab/><text:tab/><text:tab/> scanf("%d",&amp;pos);</text:p>
      <text:p text:style-name="P2"><text:tab/><text:tab/><text:tab/><text:tab/><text:tab/> head=insert_mid(head,num,pos);</text:p>
      <text:p text:style-name="P2"><text:tab/><text:tab/><text:tab/><text:tab/><text:tab/> display(head);</text:p>
      <text:p text:style-name="P2"><text:tab/><text:tab/><text:tab/><text:tab/><text:tab/> break;</text:p>
      <text:p text:style-name="P2"><text:tab/><text:tab/><text:tab/></text:p>
      <text:p text:style-name="P2"><text:tab/><text:tab/><text:tab/> <text:s text:c="8"/>default:printf("invalid choice.....");</text:p>
      <text:p text:style-name="P2"><text:tab/><text:tab/><text:tab/>}</text:p>
      <text:p text:style-name="P2"><text:tab/><text:tab/>}while(ch&lt;5);</text:p>
      <text:p text:style-name="P2"><text:tab/><text:tab/>return 0;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><text:soft-page-break/>7) Singly circular linked list delete menu driven .</text:p>
      <text:p text:style-name="P2">#include&lt;stdio.h&gt;</text:p>
      <text:p text:style-name="P2">#include&lt;stdlib.h&gt;</text:p>
      <text:p text:style-name="P2"/>
      <text:p text:style-name="P2">struct node</text:p>
      <text:p text:style-name="P2">{</text:p>
      <text:p text:style-name="P2"><text:tab/>int data;</text:p>
      <text:p text:style-name="P2"><text:tab/>struct node *next;</text:p>
      <text:p text:style-name="P2">};</text:p>
      <text:p text:style-name="P2"/>
      <text:p text:style-name="P2">struct node *create(struct node *head)</text:p>
      <text:p text:style-name="P2">{</text:p>
      <text:p text:style-name="P2"><text:tab/>struct node *newnode,*temp;</text:p>
      <text:p text:style-name="P2"><text:tab/>int i,n;</text:p>
      <text:p text:style-name="P2"><text:tab/>printf("enter limit=");</text:p>
      <text:p text:style-name="P2"><text:tab/>scanf("%d",&amp;n);</text:p>
      <text:p text:style-name="P2"><text:tab/>for(i=0;i&lt;n;i++)</text:p>
      <text:p text:style-name="P2"><text:tab/>{</text:p>
      <text:p text:style-name="P2"><text:tab/><text:tab/>newnode=(struct node*)malloc(sizeof(struct node));</text:p>
      <text:p text:style-name="P2"><text:tab/><text:tab/>printf("enter value=");</text:p>
      <text:p text:style-name="P2"><text:tab/><text:tab/>scanf("%d",&amp;newnode-&gt;data);</text:p>
      <text:p text:style-name="P2"><text:tab/><text:tab/>if(head==NULL)</text:p>
      <text:p text:style-name="P2"><text:tab/><text:tab/>{</text:p>
      <text:p text:style-name="P2"><text:tab/><text:tab/><text:tab/>head=temp=newnode;</text:p>
      <text:p text:style-name="P2"><text:tab/><text:tab/><text:tab/>newnode-&gt;next=head;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temp-&gt;next=newnode;</text:p>
      <text:p text:style-name="P2"><text:tab/><text:tab/><text:tab/>temp=newnode;</text:p>
      <text:p text:style-name="P2"><text:tab/><text:tab/><text:tab/>newnode-&gt;next=head;</text:p>
      <text:p text:style-name="P2"><text:tab/><text:tab/>}</text:p>
      <text:p text:style-name="P2"><text:tab/>}</text:p>
      <text:p text:style-name="P2"><text:tab/>return head;</text:p>
      <text:p text:style-name="P2">}</text:p>
      <text:p text:style-name="P2"/>
      <text:p text:style-name="P2">void display(struct node *head)</text:p>
      <text:p text:style-name="P2">{</text:p>
      <text:p text:style-name="P2"><text:tab/>struct node *temp=head;</text:p>
      <text:p text:style-name="P2"><text:tab/>do{</text:p>
      <text:p text:style-name="P2"><text:tab/><text:tab/>printf("%d \t",temp-&gt;data);</text:p>
      <text:p text:style-name="P2"><text:tab/><text:tab/>temp=temp-&gt;next;</text:p>
      <text:p text:style-name="P2"><text:tab/> <text:s/>}while(temp!=head);</text:p>
      <text:p text:style-name="P2">}</text:p>
      <text:p text:style-name="P2"/>
      <text:p text:style-name="P2">struct node *delete_beg(struct node *head)</text:p>
      <text:p text:style-name="P2"><text:soft-page-break/>{</text:p>
      <text:p text:style-name="P2"><text:tab/>struct node *p,*temp;</text:p>
      <text:p text:style-name="P2"><text:tab/>for(temp=head;temp-&gt;next!=head;temp=temp-&gt;next);</text:p>
      <text:p text:style-name="P2"><text:tab/>p=head;</text:p>
      <text:p text:style-name="P2"><text:tab/>head=head-&gt;next;</text:p>
      <text:p text:style-name="P2"><text:tab/>temp-&gt;next=head;</text:p>
      <text:p text:style-name="P2"><text:tab/>free(p);</text:p>
      <text:p text:style-name="P2"><text:tab/>return head;</text:p>
      <text:p text:style-name="P2">}</text:p>
      <text:p text:style-name="P2"/>
      <text:p text:style-name="P2">struct node *delete_end(struct node *head)</text:p>
      <text:p text:style-name="P2">{</text:p>
      <text:p text:style-name="P2"><text:tab/>struct node *p,*temp;</text:p>
      <text:p text:style-name="P2"><text:tab/>for(temp=head;temp-&gt;next-&gt;next!=head;temp=temp-&gt;next);</text:p>
      <text:p text:style-name="P2"><text:tab/>p=temp-&gt;next;</text:p>
      <text:p text:style-name="P2"><text:tab/>temp-&gt;next=head;</text:p>
      <text:p text:style-name="P2"><text:tab/>free(p);</text:p>
      <text:p text:style-name="P2"><text:tab/>return head;</text:p>
      <text:p text:style-name="P2">}</text:p>
      <text:p text:style-name="P2"/>
      <text:p text:style-name="P2">struct node *delete_mid(struct node *head,int pos)</text:p>
      <text:p text:style-name="P2">{</text:p>
      <text:p text:style-name="P2"><text:tab/>struct node *p,*temp;</text:p>
      <text:p text:style-name="P2"><text:tab/>int i;</text:p>
      <text:p text:style-name="P2"><text:tab/>for(i=1,temp=head;i&lt;(pos-1) &amp;&amp; temp-&gt;next!=head;i++,temp=temp-&gt;next);</text:p>
      <text:p text:style-name="P2"><text:tab/>p=temp-&gt;next;</text:p>
      <text:p text:style-name="P2"><text:tab/>temp-&gt;next=p-&gt;next;</text:p>
      <text:p text:style-name="P2"/>
      <text:p text:style-name="P2"><text:tab/>free(p);</text:p>
      <text:p text:style-name="P2"><text:tab/>return head;</text:p>
      <text:p text:style-name="P2">}</text:p>
      <text:p text:style-name="P2"/>
      <text:p text:style-name="P2">int main()</text:p>
      <text:p text:style-name="P2">{</text:p>
      <text:p text:style-name="P2"><text:tab/>struct node *head=NULL;</text:p>
      <text:p text:style-name="P2"><text:tab/><text:tab/>int num,pos,ch;</text:p>
      <text:p text:style-name="P2"><text:tab/><text:tab/>do{</text:p>
      <text:p text:style-name="P2"><text:tab/><text:tab/>printf("\n 1:create \n 2:delete_beg \n 3:delete_end \n 4:delete_mid");</text:p>
      <text:p text:style-name="P2"><text:tab/><text:tab/><text:tab/>printf("\n enter choice=");</text:p>
      <text:p text:style-name="P2"><text:tab/><text:tab/><text:tab/>scanf("%d",&amp;ch);</text:p>
      <text:p text:style-name="P2"><text:tab/><text:tab/><text:tab/>switch(ch)</text:p>
      <text:p text:style-name="P2"><text:tab/><text:tab/><text:tab/>{</text:p>
      <text:p text:style-name="P2"><text:tab/><text:tab/><text:tab/><text:tab/>case 1:head=create(head);</text:p>
      <text:p text:style-name="P2"><text:tab/><text:tab/><text:tab/><text:tab/> <text:s text:c="10"/>display(head);</text:p>
      <text:p text:style-name="P2"><text:tab/><text:tab/><text:tab/><text:tab/><text:tab/> break;</text:p>
      <text:p text:style-name="P2"/>
      <text:p text:style-name="P2"><text:soft-page-break/><text:tab/><text:tab/><text:tab/> <text:s text:c="3"/><text:tab/>case 2:head=delete_beg(head);</text:p>
      <text:p text:style-name="P2"><text:tab/><text:tab/><text:tab/><text:tab/> <text:s text:c="10"/>display(head);</text:p>
      <text:p text:style-name="P2"><text:tab/><text:tab/><text:tab/><text:tab/><text:tab/> break;</text:p>
      <text:p text:style-name="P2"/>
      <text:p text:style-name="P2"><text:tab/><text:tab/><text:tab/><text:tab/>case 3:head=delete_end(head);</text:p>
      <text:p text:style-name="P2"><text:tab/><text:tab/><text:tab/><text:tab/> <text:s text:c="9"/>display(head);</text:p>
      <text:p text:style-name="P2"><text:tab/><text:tab/><text:tab/><text:tab/><text:tab/> break;</text:p>
      <text:p text:style-name="P2"><text:s text:c="16"/><text:tab/><text:tab/><text:tab/></text:p>
      <text:p text:style-name="P2"><text:tab/><text:tab/><text:tab/><text:tab/>case 4:printf("\n enter position=");</text:p>
      <text:p text:style-name="P2"><text:tab/><text:tab/><text:tab/><text:tab/><text:tab/> scanf("%d",&amp;pos);</text:p>
      <text:p text:style-name="P2"><text:tab/><text:tab/><text:tab/><text:tab/><text:tab/> head=delete_mid(head,pos);</text:p>
      <text:p text:style-name="P2"><text:tab/><text:tab/><text:tab/><text:tab/><text:tab/> display(head);</text:p>
      <text:p text:style-name="P2"><text:tab/><text:tab/><text:tab/><text:tab/><text:tab/> break;</text:p>
      <text:p text:style-name="P2"><text:s text:c="3"/></text:p>
      <text:p text:style-name="P2"><text:tab/><text:tab/><text:tab/> <text:s text:c="8"/>default:printf("invalid choice.....");</text:p>
      <text:p text:style-name="P2"><text:tab/><text:tab/><text:tab/>}</text:p>
      <text:p text:style-name="P2"><text:tab/><text:tab/>}while(ch&lt;5);</text:p>
      <text:p text:style-name="P2"><text:tab/><text:tab/>return 0;</text:p>
      <text:p text:style-name="P2">}</text:p>
      <text:p text:style-name="P2"/>
      <text:p text:style-name="P4"><text:span text:style-name="T5">8</text:span>) Singly circular linked list insert common and delete common.</text:p>
      <text:p text:style-name="P2">#include&lt;stdio.h&gt;</text:p>
      <text:p text:style-name="P2">#include&lt;stdlib.h&gt;</text:p>
      <text:p text:style-name="P2"/>
      <text:p text:style-name="P2">struct node</text:p>
      <text:p text:style-name="P2">{</text:p>
      <text:p text:style-name="P2"><text:tab/>int data;</text:p>
      <text:p text:style-name="P2"><text:tab/>struct node *next;</text:p>
      <text:p text:style-name="P2">};</text:p>
      <text:p text:style-name="P2"/>
      <text:p text:style-name="P2">struct node *create(struct node *head)</text:p>
      <text:p text:style-name="P2">{</text:p>
      <text:p text:style-name="P2"><text:tab/>int i,n;</text:p>
      <text:p text:style-name="P2"><text:tab/>struct node *newnode,*temp;</text:p>
      <text:p text:style-name="P2"><text:tab/>printf("enter limit=");</text:p>
      <text:p text:style-name="P2"><text:tab/>scanf("%d",&amp;n);</text:p>
      <text:p text:style-name="P2"><text:tab/>for(i=0;i&lt;n;i++)</text:p>
      <text:p text:style-name="P2"><text:tab/>{</text:p>
      <text:p text:style-name="P2"><text:tab/><text:tab/>newnode=(struct node*)malloc(sizeof(struct node));</text:p>
      <text:p text:style-name="P2"><text:tab/><text:tab/>printf("enter value=");</text:p>
      <text:p text:style-name="P2"><text:tab/><text:tab/>scanf("%d",&amp;newnode-&gt;data);</text:p>
      <text:p text:style-name="P2"><text:tab/><text:tab/>if(head==NULL)</text:p>
      <text:p text:style-name="P2"><text:tab/><text:tab/>{</text:p>
      <text:p text:style-name="P2"><text:tab/><text:tab/><text:tab/>head=temp=newnode;</text:p>
      <text:p text:style-name="P2"><text:tab/><text:tab/><text:tab/>newnode-&gt;next=head;</text:p>
      <text:p text:style-name="P2"><text:tab/><text:tab/>}</text:p>
      <text:p text:style-name="P2"><text:soft-page-break/><text:tab/><text:tab/>else</text:p>
      <text:p text:style-name="P2"><text:tab/><text:tab/>{</text:p>
      <text:p text:style-name="P2"><text:tab/><text:tab/><text:tab/>temp-&gt;next=newnode;</text:p>
      <text:p text:style-name="P2"><text:tab/><text:tab/><text:tab/>temp=newnode;</text:p>
      <text:p text:style-name="P2"><text:tab/><text:tab/><text:tab/>temp-&gt;next=head;</text:p>
      <text:p text:style-name="P2"><text:tab/><text:tab/>}</text:p>
      <text:p text:style-name="P2"><text:tab/>}</text:p>
      <text:p text:style-name="P2"><text:tab/>return head;</text:p>
      <text:p text:style-name="P2">}</text:p>
      <text:p text:style-name="P2"/>
      <text:p text:style-name="P2">void display(struct node *head)</text:p>
      <text:p text:style-name="P2">{</text:p>
      <text:p text:style-name="P2"><text:tab/>struct node *temp=head;</text:p>
      <text:p text:style-name="P2"><text:tab/>do{</text:p>
      <text:p text:style-name="P2"><text:tab/><text:tab/>printf("%d\t",temp-&gt;data);</text:p>
      <text:p text:style-name="P2"><text:tab/><text:tab/>temp=temp-&gt;next;</text:p>
      <text:p text:style-name="P2"><text:tab/>}while(temp!=head);</text:p>
      <text:p text:style-name="P2">}</text:p>
      <text:p text:style-name="P2"/>
      <text:p text:style-name="P2"/>
      <text:p text:style-name="P2">struct node *insert_common(struct node *head,int num,int pos)</text:p>
      <text:p text:style-name="P2">{</text:p>
      <text:p text:style-name="P2"><text:tab/>struct node *newnode,*temp;</text:p>
      <text:p text:style-name="P2"><text:tab/>int i;</text:p>
      <text:p text:style-name="P2"><text:tab/>newnode=(struct node*)malloc(sizeof(struct node));</text:p>
      <text:p text:style-name="P2"><text:tab/>newnode-&gt;data=num;</text:p>
      <text:p text:style-name="P2"><text:tab/>if(pos==1)</text:p>
      <text:p text:style-name="P2"><text:tab/>{</text:p>
      <text:p text:style-name="P2"><text:tab/><text:tab/>for(temp=head;temp-&gt;next!=head;temp=temp-&gt;next);</text:p>
      <text:p text:style-name="P2"><text:tab/><text:tab/>newnode-&gt;next=head;</text:p>
      <text:p text:style-name="P2"><text:tab/><text:tab/>head=newnode;</text:p>
      <text:p text:style-name="P2"><text:tab/><text:tab/>temp-&gt;next=head;</text:p>
      <text:p text:style-name="P2"><text:tab/>}</text:p>
      <text:p text:style-name="P2"><text:tab/>else</text:p>
      <text:p text:style-name="P2"><text:tab/>{</text:p>
      <text:p text:style-name="P2"><text:tab/>for(i=1,temp=head;i&lt;(pos-1) &amp;&amp; temp-&gt;next!=NULL;i++,temp=temp-&gt;next);</text:p>
      <text:p text:style-name="P2"><text:tab/><text:tab/>newnode-&gt;next=temp-&gt;next;</text:p>
      <text:p text:style-name="P2"><text:tab/><text:tab/>temp-&gt;next=newnode;</text:p>
      <text:p text:style-name="P2"><text:tab/>}</text:p>
      <text:p text:style-name="P2"><text:tab/>return head;</text:p>
      <text:p text:style-name="P2">}</text:p>
      <text:p text:style-name="P2"/>
      <text:p text:style-name="P2">struct node *delete_common(struct node *head,int pos)</text:p>
      <text:p text:style-name="P2">{</text:p>
      <text:p text:style-name="P2"><text:tab/>struct node *p,*temp;</text:p>
      <text:p text:style-name="P2"><text:tab/>int i;</text:p>
      <text:p text:style-name="P2"><text:soft-page-break/><text:tab/>if(pos==1)</text:p>
      <text:p text:style-name="P2"><text:tab/>{</text:p>
      <text:p text:style-name="P2"><text:tab/><text:tab/>for(temp=head;temp-&gt;next!=head;temp=temp-&gt;next);</text:p>
      <text:p text:style-name="P2"><text:tab/><text:tab/>p=head;</text:p>
      <text:p text:style-name="P2"><text:tab/><text:tab/>head=head-&gt;next;</text:p>
      <text:p text:style-name="P2"><text:tab/><text:tab/>temp-&gt;next=head;</text:p>
      <text:p text:style-name="P2"><text:tab/><text:tab/>free(p);</text:p>
      <text:p text:style-name="P2"><text:tab/>}</text:p>
      <text:p text:style-name="P2"><text:tab/>else</text:p>
      <text:p text:style-name="P2"><text:tab/>{</text:p>
      <text:p text:style-name="P2">for(i=1,temp=head;i&lt;(pos-1) &amp;&amp; temp-&gt;next!=NULL;i++,temp=temp-&gt;next);</text:p>
      <text:p text:style-name="P2"><text:tab/><text:tab/>p=temp-&gt;next;</text:p>
      <text:p text:style-name="P2"><text:tab/><text:tab/>temp-&gt;next=p-&gt;next;</text:p>
      <text:p text:style-name="P2"><text:tab/><text:tab/>free(p);</text:p>
      <text:p text:style-name="P2"><text:tab/>}</text:p>
      <text:p text:style-name="P2"><text:tab/>return head;</text:p>
      <text:p text:style-name="P2">}</text:p>
      <text:p text:style-name="P2"/>
      <text:p text:style-name="P2">int main()</text:p>
      <text:p text:style-name="P2">{</text:p>
      <text:p text:style-name="P2"><text:tab/>struct node *head=NULL;</text:p>
      <text:p text:style-name="P2"><text:tab/>int ch,num,pos;</text:p>
      <text:p text:style-name="P2"><text:tab/>do{</text:p>
      <text:p text:style-name="P2"><text:tab/> <text:s text:c="3"/>printf("\n 1:create \n 2:insert_common \n 3:delete_common");</text:p>
      <text:p text:style-name="P2"><text:tab/> <text:s text:c="3"/>printf("\n enter choice=");</text:p>
      <text:p text:style-name="P2"><text:tab/> <text:s text:c="3"/>scanf("%d",&amp;ch);</text:p>
      <text:p text:style-name="P2"><text:tab/> <text:s text:c="3"/>switch(ch)</text:p>
      <text:p text:style-name="P2"><text:tab/> <text:s text:c="3"/>{</text:p>
      <text:p text:style-name="P2"><text:tab/><text:tab/> <text:s/>case 1:head=create(head);</text:p>
      <text:p text:style-name="P2"><text:tab/><text:tab/> <text:s text:c="11"/>display(head);</text:p>
      <text:p text:style-name="P2"><text:tab/><text:tab/> <text:s text:c="11"/>break;</text:p>
      <text:p text:style-name="P2"><text:s text:c="21"/>case 2:printf("enter value=");</text:p>
      <text:p text:style-name="P2"><text:tab/><text:tab/> <text:s text:c="11"/>scanf("%d",&amp;num);</text:p>
      <text:p text:style-name="P2"><text:tab/><text:tab/> <text:s text:c="11"/>printf("\n enter position=");</text:p>
      <text:p text:style-name="P2"><text:tab/><text:tab/> <text:s text:c="11"/>scanf("%d",&amp;pos);</text:p>
      <text:p text:style-name="P2"><text:tab/><text:tab/> <text:s text:c="11"/>head=insert_common(head,num,pos);</text:p>
      <text:p text:style-name="P2"><text:tab/><text:tab/> <text:s text:c="11"/>display(head);</text:p>
      <text:p text:style-name="P2"><text:tab/><text:tab/> <text:s text:c="11"/>break;</text:p>
      <text:p text:style-name="P2"/>
      <text:p text:style-name="P2"><text:tab/><text:tab/> case 3:printf("enter position=");</text:p>
      <text:p text:style-name="P2"><text:tab/><text:tab/> <text:s text:c="11"/>scanf("%d",&amp;pos);</text:p>
      <text:p text:style-name="P2"><text:tab/><text:tab/> <text:s text:c="11"/>head=delete_common(head,pos);</text:p>
      <text:p text:style-name="P2"><text:tab/><text:tab/> <text:s text:c="11"/>display(head);</text:p>
      <text:p text:style-name="P2"><text:tab/><text:tab/> <text:s text:c="11"/>break;</text:p>
      <text:p text:style-name="P2"/>
      <text:p text:style-name="P2"><text:tab/> <text:s text:c="7"/>default:printf("invalid choice.....");</text:p>
      <text:p text:style-name="P2"><text:soft-page-break/><text:tab/> <text:s text:c="3"/>}</text:p>
      <text:p text:style-name="P2"><text:tab/>}while(ch&lt;4);</text:p>
      <text:p text:style-name="P2"><text:tab/>return 0;</text:p>
      <text:p text:style-name="P2">}</text:p>
      <text:p text:style-name="P2"/>
      <text:h text:style-name="Heading_20_3" text:outline-level="3"><text:span text:style-name="T5">9</text:span>) Display doubly linked list.</text:h>
      <text:p text:style-name="P2">#include&lt;stdio.h&gt;</text:p>
      <text:p text:style-name="P2">#include&lt;stdlib.h&gt;</text:p>
      <text:p text:style-name="P2"/>
      <text:p text:style-name="P2">struct node</text:p>
      <text:p text:style-name="P2">{</text:p>
      <text:p text:style-name="P2"><text:tab/>int data;</text:p>
      <text:p text:style-name="P2"><text:tab/>struct node *next,*prev;</text:p>
      <text:p text:style-name="P2">};</text:p>
      <text:p text:style-name="P2"/>
      <text:p text:style-name="P2">struct node *create(struct node *head)</text:p>
      <text:p text:style-name="P2">{</text:p>
      <text:p text:style-name="P2"><text:tab/>int i,n;</text:p>
      <text:p text:style-name="P2"><text:tab/>struct node *newnode,*temp;</text:p>
      <text:p text:style-name="P2"><text:tab/>printf("enter limit=");</text:p>
      <text:p text:style-name="P2"><text:tab/>scanf("%d",&amp;n);</text:p>
      <text:p text:style-name="P2"><text:tab/>for(i=0;i&lt;n;i++)</text:p>
      <text:p text:style-name="P2"><text:tab/>{</text:p>
      <text:p text:style-name="P2"><text:tab/><text:tab/>newnode=(struct node*)malloc(sizeof(struct node));</text:p>
      <text:p text:style-name="P2"><text:tab/><text:tab/>printf("enter value=");</text:p>
      <text:p text:style-name="P2"><text:tab/><text:tab/>scanf("%d",&amp;newnode-&gt;data);</text:p>
      <text:p text:style-name="P2"><text:tab/><text:tab/>newnode-&gt;next=NULL;</text:p>
      <text:p text:style-name="P2"><text:tab/><text:tab/>if(head==NULL)</text:p>
      <text:p text:style-name="P2"><text:tab/><text:tab/>{</text:p>
      <text:p text:style-name="P2"><text:tab/><text:tab/><text:tab/>head=temp=newnode;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temp-&gt;next=newnode;</text:p>
      <text:p text:style-name="P2"><text:tab/><text:tab/><text:tab/>newnode-&gt;prev=temp;</text:p>
      <text:p text:style-name="P2"><text:tab/><text:tab/><text:tab/>temp=newnode;</text:p>
      <text:p text:style-name="P2"><text:tab/><text:tab/>}</text:p>
      <text:p text:style-name="P2"><text:tab/>}</text:p>
      <text:p text:style-name="P2"><text:tab/>return head;</text:p>
      <text:p text:style-name="P2">}</text:p>
      <text:p text:style-name="P2"/>
      <text:p text:style-name="P2">void display(struct node *head)</text:p>
      <text:p text:style-name="P2">{</text:p>
      <text:p text:style-name="P2"><text:tab/>struct node *temp=head;</text:p>
      <text:p text:style-name="P2"><text:tab/>while(temp!=NULL)</text:p>
      <text:p text:style-name="P2"><text:tab/>{</text:p>
      <text:p text:style-name="P2"><text:soft-page-break/><text:tab/><text:tab/>printf("%d\t",temp-&gt;data);</text:p>
      <text:p text:style-name="P2"><text:tab/><text:tab/>temp=temp-&gt;next;</text:p>
      <text:p text:style-name="P2"><text:tab/>}</text:p>
      <text:p text:style-name="P2">}</text:p>
      <text:p text:style-name="P2"/>
      <text:p text:style-name="P2">int main()</text:p>
      <text:p text:style-name="P2">{</text:p>
      <text:p text:style-name="P2"><text:tab/>struct node *head=NULL;</text:p>
      <text:p text:style-name="P2"><text:tab/>head=create(head);</text:p>
      <text:p text:style-name="P2"><text:tab/>display(head);</text:p>
      <text:p text:style-name="P2"><text:tab/>return 0;</text:p>
      <text:p text:style-name="P2">}</text:p>
      <text:p text:style-name="P2"/>
      <text:p text:style-name="P2"><text:span text:style-name="T6">1</text:span><text:span text:style-name="T7">0</text:span><text:span text:style-name="T6">) Doubly linked list insert menu driven.</text:span></text:p>
      <text:p text:style-name="P2">#include&lt;stdio.h&gt;</text:p>
      <text:p text:style-name="P2">#include&lt;stdlib.h&gt;</text:p>
      <text:p text:style-name="P2"/>
      <text:p text:style-name="P2">struct node</text:p>
      <text:p text:style-name="P2">{</text:p>
      <text:p text:style-name="P2"><text:tab/>int data;</text:p>
      <text:p text:style-name="P2"><text:tab/>struct node *next,*prev;</text:p>
      <text:p text:style-name="P2">};</text:p>
      <text:p text:style-name="P2">struct node *create(struct node *head)</text:p>
      <text:p text:style-name="P2">{</text:p>
      <text:p text:style-name="P2"><text:tab/>int i,n;</text:p>
      <text:p text:style-name="P2"><text:tab/>struct node *newnode,*temp;</text:p>
      <text:p text:style-name="P2"><text:tab/>printf("enter limit=");</text:p>
      <text:p text:style-name="P2"><text:tab/>scanf("%d",&amp;n);</text:p>
      <text:p text:style-name="P2"><text:tab/>for(i=0;i&lt;n;i++)</text:p>
      <text:p text:style-name="P2"><text:tab/>{</text:p>
      <text:p text:style-name="P2"><text:tab/><text:tab/>newnode=(struct node*)malloc(sizeof(struct node));</text:p>
      <text:p text:style-name="P2"><text:tab/><text:tab/>printf("enter value=");</text:p>
      <text:p text:style-name="P2"><text:tab/><text:tab/>scanf("%d",&amp;newnode-&gt;data);</text:p>
      <text:p text:style-name="P2"><text:tab/><text:tab/>newnode-&gt;next=NULL;</text:p>
      <text:p text:style-name="P2"><text:tab/><text:tab/>if(head==NULL)</text:p>
      <text:p text:style-name="P2"><text:tab/><text:tab/>{</text:p>
      <text:p text:style-name="P2"><text:tab/><text:tab/><text:tab/>head=temp=newnode;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temp-&gt;next=newnode;</text:p>
      <text:p text:style-name="P2"><text:tab/><text:tab/><text:tab/>newnode-&gt;prev=temp;</text:p>
      <text:p text:style-name="P2"><text:tab/><text:tab/><text:tab/>temp=newnode;</text:p>
      <text:p text:style-name="P2"><text:tab/><text:tab/>}</text:p>
      <text:p text:style-name="P2"><text:tab/>}</text:p>
      <text:p text:style-name="P2"><text:tab/>return head;</text:p>
      <text:p text:style-name="P2"><text:soft-page-break/>}</text:p>
      <text:p text:style-name="P2"/>
      <text:p text:style-name="P2">void display(struct node *head)</text:p>
      <text:p text:style-name="P2">{</text:p>
      <text:p text:style-name="P2"><text:tab/>struct node *temp=head;</text:p>
      <text:p text:style-name="P2"><text:tab/>while(temp!=NULL)</text:p>
      <text:p text:style-name="P2"><text:tab/>{</text:p>
      <text:p text:style-name="P2"><text:tab/><text:tab/>printf("%d\t",temp-&gt;data);</text:p>
      <text:p text:style-name="P2"><text:tab/><text:tab/>temp=temp-&gt;next;</text:p>
      <text:p text:style-name="P2"><text:tab/>}</text:p>
      <text:p text:style-name="P2">}</text:p>
      <text:p text:style-name="P2"/>
      <text:p text:style-name="P2">struct node *insert_beg(struct node *head,int num)</text:p>
      <text:p text:style-name="P2">{</text:p>
      <text:p text:style-name="P2"><text:tab/>struct node *newnode,*temp;</text:p>
      <text:p text:style-name="P2"><text:tab/>newnode=(struct node*)malloc(sizeof(struct node));</text:p>
      <text:p text:style-name="P2"><text:tab/>newnode-&gt;data=num;</text:p>
      <text:p text:style-name="P2"><text:tab/>newnode-&gt;next=head;</text:p>
      <text:p text:style-name="P2"><text:tab/>head-&gt;prev=newnode;</text:p>
      <text:p text:style-name="P2"><text:tab/>head=newnode;</text:p>
      <text:p text:style-name="P2"><text:tab/>return head;</text:p>
      <text:p text:style-name="P2">}</text:p>
      <text:p text:style-name="P2"/>
      <text:p text:style-name="P2">struct node *insert_end(struct node *head,int num)</text:p>
      <text:p text:style-name="P2">{</text:p>
      <text:p text:style-name="P2"><text:tab/>struct node *newnode,*temp;</text:p>
      <text:p text:style-name="P2"><text:tab/>newnode=(struct node*)malloc(sizeof(struct node));</text:p>
      <text:p text:style-name="P2"><text:tab/>printf("enter value=");</text:p>
      <text:p text:style-name="P2"><text:tab/>newnode-&gt;data=num;</text:p>
      <text:p text:style-name="P2"><text:tab/>newnode-&gt;next=NULL;</text:p>
      <text:p text:style-name="P2"><text:tab/>for(temp=head;temp-&gt;next!=NULL;temp=temp-&gt;next);</text:p>
      <text:p text:style-name="P2"><text:tab/>temp-&gt;next=newnode;</text:p>
      <text:p text:style-name="P2"><text:tab/>newnode-&gt;prev=temp;</text:p>
      <text:p text:style-name="P2"><text:tab/>return head;</text:p>
      <text:p text:style-name="P2">}</text:p>
      <text:p text:style-name="P2"/>
      <text:p text:style-name="P2">struct node *insert_mid(struct node *head,int num,int pos)</text:p>
      <text:p text:style-name="P2">{</text:p>
      <text:p text:style-name="P2"><text:tab/>int i;</text:p>
      <text:p text:style-name="P2"><text:tab/>struct node *newnode,*temp;</text:p>
      <text:p text:style-name="P2"><text:tab/>newnode=(struct node*)malloc(sizeof(struct node));</text:p>
      <text:p text:style-name="P2"><text:tab/>newnode-&gt;data=num;</text:p>
      <text:p text:style-name="P2"><text:tab/>for(i=1,temp=head;i&lt;(pos-1) &amp;&amp; temp-&gt;next!=NULL;i++,temp=temp-&gt;next);</text:p>
      <text:p text:style-name="P2"><text:tab/>newnode-&gt;next=temp-&gt;next;</text:p>
      <text:p text:style-name="P2"><text:tab/>temp-&gt;next-&gt;prev=newnode;</text:p>
      <text:p text:style-name="P2"><text:tab/>temp-&gt;next=newnode;</text:p>
      <text:p text:style-name="P2"><text:soft-page-break/><text:tab/>newnode-&gt;prev=temp;</text:p>
      <text:p text:style-name="P2"><text:tab/>return head;</text:p>
      <text:p text:style-name="P2">}</text:p>
      <text:p text:style-name="P2"/>
      <text:p text:style-name="P2">int main()</text:p>
      <text:p text:style-name="P2">{</text:p>
      <text:p text:style-name="P2"><text:tab/>int ch,num,pos;</text:p>
      <text:p text:style-name="P2"><text:tab/>struct node *head=NULL;</text:p>
      <text:p text:style-name="P2"><text:tab/>do{</text:p>
      <text:p text:style-name="P2"><text:tab/><text:tab/>printf("\n 1:create \n 2:display \n 3:insert_beg");</text:p>
      <text:p text:style-name="P2"><text:tab/><text:tab/>printf("\n 4:insert_end \n 5:insert_mid");</text:p>
      <text:p text:style-name="P2"><text:tab/><text:tab/>printf("\n enter choice=");</text:p>
      <text:p text:style-name="P2"><text:tab/><text:tab/>scanf("%d",&amp;ch);</text:p>
      <text:p text:style-name="P2"><text:tab/><text:tab/>switch(ch)</text:p>
      <text:p text:style-name="P2"><text:tab/><text:tab/>{</text:p>
      <text:p text:style-name="P2"><text:tab/> <text:s text:c="4"/><text:tab/></text:p>
      <text:p text:style-name="P2"><text:s text:c="21"/>case 1:head=create(head);</text:p>
      <text:p text:style-name="P2"><text:tab/> <text:s text:c="4"/><text:tab/><text:tab/> <text:s/>break;</text:p>
      <text:p text:style-name="P2"/>
      <text:p text:style-name="P2"><text:tab/> <text:s text:c="4"/><text:tab/> case 2:display(head);</text:p>
      <text:p text:style-name="P2"><text:tab/><text:tab/><text:tab/> <text:s text:c="2"/>break; <text:s text:c="5"/></text:p>
      <text:p text:style-name="P2"/>
      <text:p text:style-name="P2"><text:tab/> <text:s text:c="4"/><text:tab/> <text:s/></text:p>
      <text:p text:style-name="P2"><text:tab/><text:tab/> case 3:printf("enter value=");</text:p>
      <text:p text:style-name="P2"><text:tab/> <text:s text:c="4"/><text:tab/> <text:s text:c="11"/>scanf("%d",&amp;num);</text:p>
      <text:p text:style-name="P2"><text:tab/><text:tab/> <text:s text:c="11"/>head=insert_beg(head,num);</text:p>
      <text:p text:style-name="P2"><text:tab/><text:tab/> <text:s text:c="11"/>break; <text:s text:c="6"/></text:p>
      <text:p text:style-name="P2"/>
      <text:p text:style-name="P2"><text:tab/> <text:s text:c="10"/>case 4:printf("enter value=");</text:p>
      <text:p text:style-name="P2"><text:tab/> <text:s text:c="21"/>scanf("%d",&amp;num);</text:p>
      <text:p text:style-name="P2"><text:tab/><text:tab/> <text:s text:c="11"/>head=insert_end(head,num);</text:p>
      <text:p text:style-name="P2"><text:tab/><text:tab/> <text:s text:c="11"/>break;</text:p>
      <text:p text:style-name="P2"><text:tab/></text:p>
      <text:p text:style-name="P2"><text:tab/> <text:s text:c="10"/>case 5:printf("enter value=");</text:p>
      <text:p text:style-name="P2"><text:tab/><text:tab/> <text:s text:c="11"/>scanf("%d",&amp;num);<text:tab/><text:tab/><text:tab/></text:p>
      <text:p text:style-name="P2"><text:tab/><text:tab/><text:tab/> <text:s/>printf("enter position=");</text:p>
      <text:p text:style-name="P2"><text:tab/><text:tab/><text:tab/> <text:s/>scanf("%d",&amp;pos);</text:p>
      <text:p text:style-name="P2"><text:tab/><text:tab/><text:tab/> <text:s/>head=insert_mid(head,num,pos);</text:p>
      <text:p text:style-name="P2"><text:tab/><text:tab/><text:tab/> <text:s/>break;</text:p>
      <text:p text:style-name="P2"><text:tab/><text:tab/> <text:s text:c="2"/></text:p>
      <text:p text:style-name="P2"><text:tab/> <text:s text:c="9"/>default:printf("invalid choice.....");</text:p>
      <text:p text:style-name="P2"><text:tab/><text:tab/>} <text:s text:c="4"/></text:p>
      <text:p text:style-name="P2"><text:tab/>}while(ch&lt;6);</text:p>
      <text:p text:style-name="P2">}</text:p>
      <text:p text:style-name="P2"/>
      <text:p text:style-name="P2"/>
      <text:p text:style-name="P4"><text:soft-page-break/>1<text:span text:style-name="T5">1</text:span>) Doubly linked list delete menu driven.</text:p>
      <text:p text:style-name="P2">#include&lt;stdio.h&gt;</text:p>
      <text:p text:style-name="P2">#include&lt;stdlib.h&gt;</text:p>
      <text:p text:style-name="P2"/>
      <text:p text:style-name="P2">struct node</text:p>
      <text:p text:style-name="P2">{</text:p>
      <text:p text:style-name="P2"><text:tab/>int data;</text:p>
      <text:p text:style-name="P2"><text:tab/>struct node *next,*prev;</text:p>
      <text:p text:style-name="P2">};</text:p>
      <text:p text:style-name="P2"/>
      <text:p text:style-name="P2">struct node *create(struct node *head)</text:p>
      <text:p text:style-name="P2">{</text:p>
      <text:p text:style-name="P2"><text:tab/>struct node *newnode,*temp;</text:p>
      <text:p text:style-name="P2"><text:tab/>int i,n;</text:p>
      <text:p text:style-name="P2"><text:tab/>printf("enter limit=");</text:p>
      <text:p text:style-name="P2"><text:tab/>scanf("%d",&amp;n);</text:p>
      <text:p text:style-name="P2"><text:tab/>for(i=0;i&lt;n;i++)</text:p>
      <text:p text:style-name="P2"><text:tab/>{</text:p>
      <text:p text:style-name="P2"><text:tab/><text:tab/>newnode=(struct node*)malloc(sizeof(struct node));</text:p>
      <text:p text:style-name="P2"><text:tab/><text:tab/>printf("enter value=");</text:p>
      <text:p text:style-name="P2"><text:tab/><text:tab/>scanf("%d",&amp;newnode-&gt;data);</text:p>
      <text:p text:style-name="P2"><text:tab/><text:tab/>newnode-&gt;next=NULL;</text:p>
      <text:p text:style-name="P2"><text:tab/><text:tab/>if(head==NULL)</text:p>
      <text:p text:style-name="P2"><text:tab/><text:tab/>{</text:p>
      <text:p text:style-name="P2"><text:tab/><text:tab/><text:tab/>head=temp=newnode;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temp-&gt;next=newnode;</text:p>
      <text:p text:style-name="P2"><text:tab/><text:tab/><text:tab/>newnode-&gt;prev=temp;</text:p>
      <text:p text:style-name="P2"><text:tab/><text:tab/><text:tab/>temp=newnode;</text:p>
      <text:p text:style-name="P2"><text:tab/><text:tab/>}</text:p>
      <text:p text:style-name="P2"><text:tab/>}</text:p>
      <text:p text:style-name="P2"><text:tab/>return head;</text:p>
      <text:p text:style-name="P2">}</text:p>
      <text:p text:style-name="P2"/>
      <text:p text:style-name="P2">void display(struct node *head)</text:p>
      <text:p text:style-name="P2">{</text:p>
      <text:p text:style-name="P2"><text:tab/>struct node *temp=head;</text:p>
      <text:p text:style-name="P2"><text:tab/>while(temp!=NULL)</text:p>
      <text:p text:style-name="P2"><text:tab/>{</text:p>
      <text:p text:style-name="P2"><text:tab/><text:tab/>printf("%d\t",temp-&gt;data);</text:p>
      <text:p text:style-name="P2"><text:tab/><text:tab/>temp=temp-&gt;next;</text:p>
      <text:p text:style-name="P2"><text:tab/>}</text:p>
      <text:p text:style-name="P2">}</text:p>
      <text:p text:style-name="P2"/>
      <text:p text:style-name="P2"><text:soft-page-break/>struct node *delete_beg(struct node *head)</text:p>
      <text:p text:style-name="P2">{</text:p>
      <text:p text:style-name="P2"><text:tab/>struct node *p;</text:p>
      <text:p text:style-name="P2"><text:tab/>p=head;</text:p>
      <text:p text:style-name="P2"><text:tab/>head=head-&gt;next;</text:p>
      <text:p text:style-name="P2"><text:tab/>free(p);</text:p>
      <text:p text:style-name="P2"><text:tab/>return head;</text:p>
      <text:p text:style-name="P2">}</text:p>
      <text:p text:style-name="P2"/>
      <text:p text:style-name="P2">struct node *delete_end(struct node *head)</text:p>
      <text:p text:style-name="P2">{</text:p>
      <text:p text:style-name="P2"><text:tab/>struct node *p,*temp;</text:p>
      <text:p text:style-name="P2"><text:tab/>for(temp=head;temp-&gt;next-&gt;next!=NULL;temp=temp-&gt;next);</text:p>
      <text:p text:style-name="P2"><text:tab/>p=temp-&gt;next;</text:p>
      <text:p text:style-name="P2"><text:tab/>temp-&gt;next=NULL;</text:p>
      <text:p text:style-name="P2"><text:tab/>free(p);</text:p>
      <text:p text:style-name="P2"><text:tab/>return head;</text:p>
      <text:p text:style-name="P2">}</text:p>
      <text:p text:style-name="P2"/>
      <text:p text:style-name="P2">struct node *delete_mid(struct node *head,int pos)</text:p>
      <text:p text:style-name="P2">{</text:p>
      <text:p text:style-name="P2"><text:tab/>int i;</text:p>
      <text:p text:style-name="P2"><text:tab/>struct node *p,*temp;</text:p>
      <text:p text:style-name="P2"><text:tab/>for(i=1,temp=head;i&lt;(pos-1) &amp;&amp; temp-&gt;next!=NULL;i++,temp=temp-&gt;next);</text:p>
      <text:p text:style-name="P2"><text:tab/>p=temp-&gt;next;</text:p>
      <text:p text:style-name="P2"><text:tab/>temp-&gt;next=p-&gt;next;</text:p>
      <text:p text:style-name="P2"><text:tab/>p-&gt;next-&gt;prev=temp;</text:p>
      <text:p text:style-name="P2"><text:tab/>free(p);</text:p>
      <text:p text:style-name="P2"><text:tab/>return head;</text:p>
      <text:p text:style-name="P2">}</text:p>
      <text:p text:style-name="P2"/>
      <text:p text:style-name="P2">int main()</text:p>
      <text:p text:style-name="P2">{</text:p>
      <text:p text:style-name="P2"><text:tab/>struct node *head=NULL;</text:p>
      <text:p text:style-name="P2"><text:tab/>int pos,ch;</text:p>
      <text:p text:style-name="P2"><text:tab/>do{</text:p>
      <text:p text:style-name="P2"><text:tab/> <text:s text:c="9"/>printf("\n 1:create \n 2:delete_beg");</text:p>
      <text:p text:style-name="P2"><text:tab/><text:tab/>printf("\n 3:delete_end \n 4:delete_mid");</text:p>
      <text:p text:style-name="P2"><text:tab/><text:tab/>printf("\n enter choice=");</text:p>
      <text:p text:style-name="P2"><text:tab/><text:tab/>scanf("%d",&amp;ch);</text:p>
      <text:p text:style-name="P2"><text:tab/><text:tab/>switch(ch)</text:p>
      <text:p text:style-name="P2"><text:tab/><text:tab/>{</text:p>
      <text:p text:style-name="P2"><text:tab/><text:tab/> <text:s/>case 1:head=create(head);</text:p>
      <text:p text:style-name="P2"><text:tab/> <text:s text:c="11"/><text:tab/> <text:s text:c="2"/>display(head);<text:tab/></text:p>
      <text:p text:style-name="P2"><text:tab/><text:tab/> <text:s text:c="12"/>break;</text:p>
      <text:p text:style-name="P2"/>
      <text:p text:style-name="P2"><text:soft-page-break/><text:tab/><text:tab/> <text:s/>case 2:head=delete_beg(head);</text:p>
      <text:p text:style-name="P2"><text:tab/><text:tab/> <text:s text:c="12"/>display(head);</text:p>
      <text:p text:style-name="P2"><text:tab/><text:tab/> <text:s text:c="12"/>break;</text:p>
      <text:p text:style-name="P2"/>
      <text:p text:style-name="P2"><text:tab/><text:tab/> <text:s/>case 3:head=delete_end(head);</text:p>
      <text:p text:style-name="P2"><text:tab/><text:tab/> <text:s text:c="11"/>display(head);</text:p>
      <text:p text:style-name="P2"><text:tab/><text:tab/> <text:s text:c="11"/>break;</text:p>
      <text:p text:style-name="P2"/>
      <text:p text:style-name="P2"><text:tab/><text:tab/> <text:s/>case 4:printf("enter position=");</text:p>
      <text:p text:style-name="P2"><text:tab/><text:tab/> <text:s text:c="12"/>scanf("%d",&amp;pos);</text:p>
      <text:p text:style-name="P2"><text:tab/><text:tab/> <text:s text:c="12"/>head=delete_mid(head,pos);</text:p>
      <text:p text:style-name="P2"><text:tab/><text:tab/> <text:s text:c="12"/>display(head);</text:p>
      <text:p text:style-name="P2"><text:tab/><text:tab/> <text:s text:c="12"/>break;</text:p>
      <text:p text:style-name="P2"><text:s text:c="22"/></text:p>
      <text:p text:style-name="P2"><text:s text:c="21"/>default:printf("invalid choice....."); <text:s text:c="6"/></text:p>
      <text:p text:style-name="P2"><text:tab/><text:tab/>}<text:tab/></text:p>
      <text:p text:style-name="P2"><text:s text:c="6"/>}while(ch&lt;5);</text:p>
      <text:p text:style-name="P2"><text:s text:c="6"/>return 0;</text:p>
      <text:p text:style-name="P2">}</text:p>
      <text:p text:style-name="P2"/>
      <text:p text:style-name="P4">1<text:span text:style-name="T5">2</text:span>) Display doubly circular linked list.</text:p>
      <text:p text:style-name="P2">#include&lt;stdio.h&gt;</text:p>
      <text:p text:style-name="P2">#include&lt;stdlib.h&gt;</text:p>
      <text:p text:style-name="P2"/>
      <text:p text:style-name="P2"/>
      <text:p text:style-name="P2">struct node</text:p>
      <text:p text:style-name="P2">{</text:p>
      <text:p text:style-name="P2"><text:tab/>int data;</text:p>
      <text:p text:style-name="P2"><text:tab/>struct node *next,*prev;</text:p>
      <text:p text:style-name="P2">};</text:p>
      <text:p text:style-name="P2"/>
      <text:p text:style-name="P2">struct node *create(struct node *head)</text:p>
      <text:p text:style-name="P2">{</text:p>
      <text:p text:style-name="P2"><text:tab/>int i,n;</text:p>
      <text:p text:style-name="P2"><text:tab/>struct node *newnode,*temp;</text:p>
      <text:p text:style-name="P2"><text:tab/>printf("enter limit=");</text:p>
      <text:p text:style-name="P2"><text:tab/>scanf("%d",&amp;n);</text:p>
      <text:p text:style-name="P2"><text:tab/>for(i=0;i&lt;n;i++)</text:p>
      <text:p text:style-name="P2"><text:tab/>{</text:p>
      <text:p text:style-name="P2"><text:tab/><text:tab/>newnode=(struct node*)malloc(sizeof(struct node));</text:p>
      <text:p text:style-name="P2"><text:tab/><text:tab/>printf("enter value=");</text:p>
      <text:p text:style-name="P2"><text:tab/><text:tab/>scanf("%d",&amp;newnode-&gt;data);</text:p>
      <text:p text:style-name="P2"><text:tab/><text:tab/>newnode-&gt;next=NULL;</text:p>
      <text:p text:style-name="P2"><text:tab/><text:tab/>if(head==NULL)</text:p>
      <text:p text:style-name="P2"><text:tab/><text:tab/>{</text:p>
      <text:p text:style-name="P2"><text:tab/><text:tab/><text:tab/>head=temp=newnode;</text:p>
      <text:p text:style-name="P2"><text:soft-page-break/><text:tab/><text:tab/><text:tab/>newnode-&gt;next=head;</text:p>
      <text:p text:style-name="P2"><text:tab/><text:tab/><text:tab/>head-&gt;prev=newnode;</text:p>
      <text:p text:style-name="P2"><text:tab/><text:tab/>}</text:p>
      <text:p text:style-name="P2"><text:tab/><text:tab/></text:p>
      <text:p text:style-name="P2"/>
      <text:p text:style-name="P2"><text:tab/>else</text:p>
      <text:p text:style-name="P2"><text:tab/><text:tab/>{</text:p>
      <text:p text:style-name="P2"><text:tab/><text:tab/><text:tab/>temp-&gt;next=newnode;</text:p>
      <text:p text:style-name="P2"><text:tab/><text:tab/><text:tab/>newnode-&gt;prev=temp;</text:p>
      <text:p text:style-name="P2"><text:tab/><text:tab/><text:tab/>temp=newnode;</text:p>
      <text:p text:style-name="P2"><text:tab/><text:tab/><text:tab/>head-&gt;prev=newnode;</text:p>
      <text:p text:style-name="P2"><text:tab/><text:tab/><text:tab/>newnode-&gt;next=head;</text:p>
      <text:p text:style-name="P2"><text:tab/><text:tab/>}</text:p>
      <text:p text:style-name="P2"><text:tab/>}</text:p>
      <text:p text:style-name="P2"><text:tab/>return head;</text:p>
      <text:p text:style-name="P2">}</text:p>
      <text:p text:style-name="P2"/>
      <text:p text:style-name="P2">void display(struct node *head)</text:p>
      <text:p text:style-name="P2">{</text:p>
      <text:p text:style-name="P2"><text:tab/>struct node *temp=head;</text:p>
      <text:p text:style-name="P2"><text:tab/>do</text:p>
      <text:p text:style-name="P2"><text:tab/>{</text:p>
      <text:p text:style-name="P2"><text:tab/><text:tab/>printf("%d\t",temp-&gt;data);</text:p>
      <text:p text:style-name="P2"><text:tab/><text:tab/>temp=temp-&gt;next;</text:p>
      <text:p text:style-name="P2"><text:tab/>}while(temp!=head);</text:p>
      <text:p text:style-name="P2">}</text:p>
      <text:p text:style-name="P2"/>
      <text:p text:style-name="P2">int main()</text:p>
      <text:p text:style-name="P2">{</text:p>
      <text:p text:style-name="P2"><text:tab/>struct node *head=NULL;</text:p>
      <text:p text:style-name="P2"><text:tab/>head=create(head);</text:p>
      <text:p text:style-name="P2"><text:tab/>display(head);</text:p>
      <text:p text:style-name="P2"><text:tab/>return 0;</text:p>
      <text:p text:style-name="P2">}</text:p>
      <text:p text:style-name="P2"/>
      <text:p text:style-name="P4">1<text:span text:style-name="T5">3</text:span>) Doubly circular linked list insert menu driven.</text:p>
      <text:p text:style-name="P2">#include&lt;stdio.h&gt;</text:p>
      <text:p text:style-name="P2">#include&lt;stdlib.h&gt;</text:p>
      <text:p text:style-name="P2"/>
      <text:p text:style-name="P2">struct node</text:p>
      <text:p text:style-name="P2">{</text:p>
      <text:p text:style-name="P2"><text:tab/>int data;</text:p>
      <text:p text:style-name="P2"><text:tab/>struct node *next,*prev;</text:p>
      <text:p text:style-name="P2">};</text:p>
      <text:p text:style-name="P2"/>
      <text:p text:style-name="P2">struct node *create(struct node *head)</text:p>
      <text:p text:style-name="P2"><text:soft-page-break/>{</text:p>
      <text:p text:style-name="P2"><text:tab/>int i,n;</text:p>
      <text:p text:style-name="P2"><text:tab/>struct node *newnode,*temp;</text:p>
      <text:p text:style-name="P2"><text:tab/>printf("enter limit=");</text:p>
      <text:p text:style-name="P2"><text:tab/>scanf("%d",&amp;n);</text:p>
      <text:p text:style-name="P2"><text:tab/>for(i=0;i&lt;n;i++)</text:p>
      <text:p text:style-name="P2"><text:tab/>{</text:p>
      <text:p text:style-name="P2"><text:tab/><text:tab/>newnode=(struct node*)malloc(sizeof(struct node));</text:p>
      <text:p text:style-name="P2"><text:tab/><text:tab/>printf("enter value=");</text:p>
      <text:p text:style-name="P2"><text:tab/><text:tab/>scanf("%d",&amp;newnode-&gt;data);</text:p>
      <text:p text:style-name="P2"><text:tab/><text:tab/>newnode-&gt;next=NULL;</text:p>
      <text:p text:style-name="P2"><text:tab/><text:tab/>if(head==NULL)</text:p>
      <text:p text:style-name="P2"><text:tab/><text:tab/>{</text:p>
      <text:p text:style-name="P2"><text:tab/><text:tab/><text:tab/>head=temp=newnode;</text:p>
      <text:p text:style-name="P2"><text:tab/><text:tab/><text:tab/>newnode-&gt;next=head;</text:p>
      <text:p text:style-name="P2"><text:tab/><text:tab/><text:tab/>head-&gt;prev=newnode;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temp-&gt;next=newnode;</text:p>
      <text:p text:style-name="P2"><text:tab/><text:tab/><text:tab/>newnode-&gt;prev=temp;</text:p>
      <text:p text:style-name="P2"><text:tab/><text:tab/><text:tab/>temp=newnode;</text:p>
      <text:p text:style-name="P2"><text:tab/><text:tab/><text:tab/>newnode-&gt;next=head;</text:p>
      <text:p text:style-name="P2"><text:tab/><text:tab/><text:tab/>head-&gt;prev=newnode;</text:p>
      <text:p text:style-name="P2"><text:tab/><text:tab/>}</text:p>
      <text:p text:style-name="P2"><text:tab/>}</text:p>
      <text:p text:style-name="P2"><text:tab/>return head;</text:p>
      <text:p text:style-name="P2">}</text:p>
      <text:p text:style-name="P2"/>
      <text:p text:style-name="P2">void display(struct node *head)</text:p>
      <text:p text:style-name="P2">{</text:p>
      <text:p text:style-name="P2"><text:tab/>struct node *temp=head;</text:p>
      <text:p text:style-name="P2"><text:tab/>do</text:p>
      <text:p text:style-name="P2"><text:tab/>{</text:p>
      <text:p text:style-name="P2"><text:tab/><text:tab/>printf("%d\t",temp-&gt;data);</text:p>
      <text:p text:style-name="P2"><text:tab/><text:tab/>temp=temp-&gt;next;</text:p>
      <text:p text:style-name="P2"><text:tab/>}while(temp!=head);</text:p>
      <text:p text:style-name="P2">}</text:p>
      <text:p text:style-name="P2"/>
      <text:p text:style-name="P2">struct node *insert_beg(struct node *head,int num)</text:p>
      <text:p text:style-name="P2">{</text:p>
      <text:p text:style-name="P2"><text:tab/>struct node *newnode,*temp;</text:p>
      <text:p text:style-name="P2"><text:tab/>newnode=(struct node*)malloc(sizeof(struct node));</text:p>
      <text:p text:style-name="P2"><text:tab/>newnode-&gt;data=num;</text:p>
      <text:p text:style-name="P2"><text:tab/>for(temp=head;temp-&gt;next!=head;temp=temp-&gt;next);</text:p>
      <text:p text:style-name="P2"><text:tab/>newnode-&gt;next=head;</text:p>
      <text:p text:style-name="P2"><text:soft-page-break/><text:tab/>head-&gt;prev=newnode;</text:p>
      <text:p text:style-name="P2"><text:tab/>head=newnode;</text:p>
      <text:p text:style-name="P2"><text:tab/>temp-&gt;next=head;</text:p>
      <text:p text:style-name="P2"><text:tab/>head-&gt;prev=temp;</text:p>
      <text:p text:style-name="P2"><text:tab/>return head;</text:p>
      <text:p text:style-name="P2">}</text:p>
      <text:p text:style-name="P2"/>
      <text:p text:style-name="P2">struct node *insert_end(struct node *head,int num)</text:p>
      <text:p text:style-name="P2">{</text:p>
      <text:p text:style-name="P2"><text:tab/>struct node *newnode,*temp;</text:p>
      <text:p text:style-name="P2"><text:tab/>newnode=(struct node*)malloc(sizeof(struct node));</text:p>
      <text:p text:style-name="P2"><text:tab/>printf("enter value=");</text:p>
      <text:p text:style-name="P2"><text:tab/>newnode-&gt;data=num;</text:p>
      <text:p text:style-name="P2"><text:tab/>newnode-&gt;next=NULL;</text:p>
      <text:p text:style-name="P2"><text:tab/>for(temp=head;temp-&gt;next!=head;temp=temp-&gt;next);</text:p>
      <text:p text:style-name="P2"><text:tab/>temp-&gt;next=newnode;</text:p>
      <text:p text:style-name="P2"><text:tab/>newnode-&gt;prev=temp;</text:p>
      <text:p text:style-name="P2"><text:tab/>temp=newnode;</text:p>
      <text:p text:style-name="P2"><text:tab/>newnode-&gt;next=head;</text:p>
      <text:p text:style-name="P2"><text:tab/>head-&gt;prev=newnode;</text:p>
      <text:p text:style-name="P2"><text:tab/>return head;</text:p>
      <text:p text:style-name="P2">}</text:p>
      <text:p text:style-name="P2"/>
      <text:p text:style-name="P2">struct node *insert_mid(struct node *head,int num,int pos)</text:p>
      <text:p text:style-name="P2">{</text:p>
      <text:p text:style-name="P2"><text:tab/>int i;</text:p>
      <text:p text:style-name="P2"><text:tab/>struct node *newnode,*temp;</text:p>
      <text:p text:style-name="P2"><text:tab/>newnode=(struct node*)malloc(sizeof(struct node));</text:p>
      <text:p text:style-name="P2"><text:tab/>newnode-&gt;data=num;</text:p>
      <text:p text:style-name="P2"><text:tab/>for(i=1,temp=head;i&lt;(pos-1) &amp;&amp; temp-&gt;next!=NULL;i++,temp=temp-&gt;next);</text:p>
      <text:p text:style-name="P2"><text:tab/>newnode-&gt;next=temp-&gt;next;</text:p>
      <text:p text:style-name="P2"><text:tab/>temp-&gt;next-&gt;prev=newnode;</text:p>
      <text:p text:style-name="P2"><text:tab/>temp-&gt;next=newnode;</text:p>
      <text:p text:style-name="P2"><text:tab/>newnode-&gt;prev=temp;</text:p>
      <text:p text:style-name="P2"><text:tab/>return head;</text:p>
      <text:p text:style-name="P2">}</text:p>
      <text:p text:style-name="P2"/>
      <text:p text:style-name="P2">int main()</text:p>
      <text:p text:style-name="P2">{</text:p>
      <text:p text:style-name="P2"><text:tab/>int ch,num,pos;</text:p>
      <text:p text:style-name="P2"><text:tab/>struct node *head=NULL;</text:p>
      <text:p text:style-name="P2"><text:tab/></text:p>
      <text:p text:style-name="P2"><text:tab/>do{</text:p>
      <text:p text:style-name="P2"><text:tab/><text:tab/>printf("\n 1:create \n 2:display \n 3:insert_beg");</text:p>
      <text:p text:style-name="P2"><text:tab/><text:tab/>printf("\n 4:insert_end \n 5:insert_mid");</text:p>
      <text:p text:style-name="P2"><text:tab/><text:tab/>printf("\n enter choice=");</text:p>
      <text:p text:style-name="P2"><text:soft-page-break/><text:tab/><text:tab/>scanf("%d",&amp;ch);</text:p>
      <text:p text:style-name="P2"><text:tab/><text:tab/>switch(ch)</text:p>
      <text:p text:style-name="P2"><text:tab/><text:tab/>{</text:p>
      <text:p text:style-name="P2"/>
      <text:p text:style-name="P2"><text:tab/><text:tab/> <text:s text:c="6"/>case 1:head=create(head);</text:p>
      <text:p text:style-name="P2"><text:tab/><text:tab/> <text:s text:c="17"/>break;</text:p>
      <text:p text:style-name="P2"/>
      <text:p text:style-name="P2"><text:tab/><text:tab/> <text:s text:c="6"/>case 2:display(head);</text:p>
      <text:p text:style-name="P2"><text:tab/><text:tab/><text:tab/> <text:s text:c="7"/>break; <text:s text:c="5"/></text:p>
      <text:p text:style-name="P2"/>
      <text:p text:style-name="P2"><text:tab/><text:tab/> <text:s text:c="6"/>case 3:printf("enter value=");</text:p>
      <text:p text:style-name="P2"><text:tab/><text:tab/> <text:s text:c="17"/>scanf("%d",&amp;num);</text:p>
      <text:p text:style-name="P2"><text:tab/><text:tab/><text:tab/> <text:s text:c="7"/>head=insert_beg(head,num);</text:p>
      <text:p text:style-name="P2"><text:tab/><text:tab/><text:tab/> <text:s text:c="7"/>break; <text:s text:c="6"/></text:p>
      <text:p text:style-name="P2"/>
      <text:p text:style-name="P2"><text:tab/><text:tab/> <text:s text:c="6"/>case 4:printf("enter value=");</text:p>
      <text:p text:style-name="P2"><text:tab/><text:tab/> <text:s text:c="17"/>scanf("%d",&amp;num);</text:p>
      <text:p text:style-name="P2"><text:tab/><text:tab/><text:tab/> <text:s text:c="7"/>head=insert_end(head,num);</text:p>
      <text:p text:style-name="P2"><text:tab/><text:tab/><text:tab/> <text:s text:c="7"/>break;</text:p>
      <text:p text:style-name="P2"/>
      <text:p text:style-name="P2"><text:s text:c="10"/><text:tab/><text:tab/> <text:s text:c="6"/>case 5:printf("enter value=");</text:p>
      <text:p text:style-name="P2"><text:tab/><text:tab/><text:tab/> <text:s text:c="7"/>scanf("%d",&amp;num);</text:p>
      <text:p text:style-name="P2"><text:tab/><text:tab/><text:tab/> <text:s text:c="7"/>printf("enter position=");</text:p>
      <text:p text:style-name="P2"><text:tab/><text:tab/><text:tab/> <text:s text:c="7"/>scanf("%d",&amp;pos);</text:p>
      <text:p text:style-name="P2"><text:tab/><text:tab/><text:tab/> <text:s text:c="7"/>head=insert_mid(head,num,pos);</text:p>
      <text:p text:style-name="P2"><text:tab/><text:tab/><text:tab/> <text:s text:c="7"/>break;</text:p>
      <text:p text:style-name="P2"><text:tab/></text:p>
      <text:p text:style-name="P2"><text:tab/><text:tab/> <text:s text:c="5"/>default:printf("invalid choice.....");</text:p>
      <text:p text:style-name="P2"><text:tab/><text:tab/>} <text:s text:c="4"/></text:p>
      <text:p text:style-name="P2"><text:tab/>}while(ch&lt;6);</text:p>
      <text:p text:style-name="P2">}</text:p>
      <text:p text:style-name="P2"/>
      <text:p text:style-name="Standard"><text:span text:style-name="Default_20_Paragraph_20_Font"><text:span text:style-name="T1">1</text:span></text:span><text:span text:style-name="Default_20_Paragraph_20_Font"><text:span text:style-name="T2">4</text:span></text:span><text:span text:style-name="Default_20_Paragraph_20_Font"><text:span text:style-name="T1">) Doubly circular linked list delete menu driven.</text:span></text:span></text:p>
      <text:p text:style-name="P2">#include&lt;stdio.h&gt;</text:p>
      <text:p text:style-name="P2">#include&lt;stdlib.h&gt;</text:p>
      <text:p text:style-name="P2"/>
      <text:p text:style-name="P2">struct node</text:p>
      <text:p text:style-name="P2">{</text:p>
      <text:p text:style-name="P2"><text:tab/>int data;</text:p>
      <text:p text:style-name="P2"><text:tab/>struct node *next,*prev;</text:p>
      <text:p text:style-name="P2">};</text:p>
      <text:p text:style-name="P2"/>
      <text:p text:style-name="P2">struct node *create(struct node *head)</text:p>
      <text:p text:style-name="P2">{</text:p>
      <text:p text:style-name="P2"><text:tab/>int i,n;</text:p>
      <text:p text:style-name="P2"><text:tab/>struct node *newnode,*temp;</text:p>
      <text:p text:style-name="P2"><text:soft-page-break/><text:tab/>printf("enter limit=");</text:p>
      <text:p text:style-name="P2"><text:tab/>scanf("%d",&amp;n);</text:p>
      <text:p text:style-name="P2"><text:tab/>for(i=0;i&lt;n;i++)</text:p>
      <text:p text:style-name="P2"><text:tab/>{</text:p>
      <text:p text:style-name="P2"><text:tab/><text:tab/>newnode=(struct node*)malloc(sizeof(struct node));</text:p>
      <text:p text:style-name="P2"><text:tab/><text:tab/>printf("enter value=");</text:p>
      <text:p text:style-name="P2"><text:tab/><text:tab/>scanf("%d",&amp;newnode-&gt;data);</text:p>
      <text:p text:style-name="P2"><text:tab/><text:tab/>newnode-&gt;next=NULL;</text:p>
      <text:p text:style-name="P2"><text:tab/><text:tab/>if(head==NULL)</text:p>
      <text:p text:style-name="P2"><text:tab/><text:tab/>{</text:p>
      <text:p text:style-name="P2"><text:tab/><text:tab/><text:tab/>head=temp=newnode;</text:p>
      <text:p text:style-name="P2"><text:tab/><text:tab/><text:tab/>newnode-&gt;next=head;</text:p>
      <text:p text:style-name="P2"><text:tab/><text:tab/><text:tab/>head-&gt;prev=newnode;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temp-&gt;next=newnode;</text:p>
      <text:p text:style-name="P2"><text:tab/><text:tab/><text:tab/>newnode-&gt;prev=temp;</text:p>
      <text:p text:style-name="P2"><text:tab/><text:tab/><text:tab/>temp=newnode;</text:p>
      <text:p text:style-name="P2"><text:tab/><text:tab/><text:tab/>newnode-&gt;next=head;</text:p>
      <text:p text:style-name="P2"><text:tab/><text:tab/><text:tab/>head-&gt;prev=newnode;</text:p>
      <text:p text:style-name="P2"><text:tab/><text:tab/>}</text:p>
      <text:p text:style-name="P2"><text:tab/>}</text:p>
      <text:p text:style-name="P2"><text:tab/>return head;</text:p>
      <text:p text:style-name="P2">}</text:p>
      <text:p text:style-name="P2"/>
      <text:p text:style-name="P2"/>
      <text:p text:style-name="P2"/>
      <text:p text:style-name="P2"/>
      <text:p text:style-name="P2">void display(struct node *head)</text:p>
      <text:p text:style-name="P2">{</text:p>
      <text:p text:style-name="P2"><text:tab/>struct node *temp=head;</text:p>
      <text:p text:style-name="P2"><text:tab/>do</text:p>
      <text:p text:style-name="P2"><text:tab/>{</text:p>
      <text:p text:style-name="P2"><text:tab/><text:tab/>printf("%d\t",temp-&gt;data);</text:p>
      <text:p text:style-name="P2"><text:tab/><text:tab/>temp=temp-&gt;next;</text:p>
      <text:p text:style-name="P2"><text:tab/>}while(temp!=head);</text:p>
      <text:p text:style-name="P2">}</text:p>
      <text:p text:style-name="P2"/>
      <text:p text:style-name="P2">struct node *delete_beg(struct node *head)</text:p>
      <text:p text:style-name="P2">{</text:p>
      <text:p text:style-name="P2"><text:tab/>struct node *p,*temp;</text:p>
      <text:p text:style-name="P2"><text:tab/>for(temp=head;temp-&gt;next!=head;temp=temp-&gt;next);</text:p>
      <text:p text:style-name="P2"><text:tab/>p=head;</text:p>
      <text:p text:style-name="P2"><text:tab/>head=head-&gt;next;</text:p>
      <text:p text:style-name="P2"><text:tab/>temp-&gt;next=head;</text:p>
      <text:p text:style-name="P2"><text:soft-page-break/><text:tab/>head-&gt;prev=temp;</text:p>
      <text:p text:style-name="P2"><text:tab/>free(p);</text:p>
      <text:p text:style-name="P2"><text:tab/>return head;</text:p>
      <text:p text:style-name="P2">}</text:p>
      <text:p text:style-name="P2"/>
      <text:p text:style-name="P2">struct node *delete_end(struct node *head)</text:p>
      <text:p text:style-name="P2">{</text:p>
      <text:p text:style-name="P2"><text:tab/>struct node *p,*temp;</text:p>
      <text:p text:style-name="P2"><text:tab/>for(temp=head;temp-&gt;next-&gt;next!=head;temp=temp-&gt;next);</text:p>
      <text:p text:style-name="P2"><text:tab/>p=temp-&gt;next;</text:p>
      <text:p text:style-name="P2"><text:tab/>temp-&gt;next=head;</text:p>
      <text:p text:style-name="P2"><text:tab/>head-&gt;prev=temp;</text:p>
      <text:p text:style-name="P2"><text:tab/>free(p);</text:p>
      <text:p text:style-name="P2"><text:tab/>return head;</text:p>
      <text:p text:style-name="P2">}</text:p>
      <text:p text:style-name="P2"/>
      <text:p text:style-name="P2">struct node *delete_mid(struct node *head,int pos)</text:p>
      <text:p text:style-name="P2">{</text:p>
      <text:p text:style-name="P2"><text:tab/>int i;</text:p>
      <text:p text:style-name="P2"><text:tab/>struct node *p,*temp;</text:p>
      <text:p text:style-name="P2"><text:tab/>for(i=1,temp=head;i&lt;(pos-1) &amp;&amp; temp-&gt;next!=NULL;i++,temp=temp-&gt;next);</text:p>
      <text:p text:style-name="P2"><text:tab/>p=temp-&gt;next;</text:p>
      <text:p text:style-name="P2"><text:tab/>temp-&gt;next=p-&gt;next;</text:p>
      <text:p text:style-name="P2"><text:tab/>p-&gt;next-&gt;prev=temp;</text:p>
      <text:p text:style-name="P2"><text:tab/>free(p);</text:p>
      <text:p text:style-name="P2"><text:tab/>return head;</text:p>
      <text:p text:style-name="P2">}</text:p>
      <text:p text:style-name="P2"/>
      <text:p text:style-name="P2">int main()</text:p>
      <text:p text:style-name="P2">{</text:p>
      <text:p text:style-name="P2"><text:tab/>struct node *head=NULL;</text:p>
      <text:p text:style-name="P2"><text:tab/>int pos,ch;</text:p>
      <text:p text:style-name="P2"><text:tab/>do{</text:p>
      <text:p text:style-name="P2"><text:tab/> <text:s text:c="3"/>printf("\n 1:create \n 2:delete_beg");</text:p>
      <text:p text:style-name="P2"><text:tab/><text:tab/>printf("\n 3:delete_end \n 4:delete_mid");</text:p>
      <text:p text:style-name="P2"><text:tab/><text:tab/>printf("\n enter choice=");</text:p>
      <text:p text:style-name="P2"><text:tab/><text:tab/>scanf("%d",&amp;ch);</text:p>
      <text:p text:style-name="P2"><text:tab/><text:tab/>switch(ch)</text:p>
      <text:p text:style-name="P2"><text:tab/><text:tab/>{</text:p>
      <text:p text:style-name="P2"><text:tab/><text:tab/><text:tab/> <text:s/>case 1:head=create(head);</text:p>
      <text:p text:style-name="P2"><text:tab/><text:tab/><text:tab/> <text:s text:c="12"/>display(head);<text:tab/></text:p>
      <text:p text:style-name="P2"><text:tab/><text:tab/><text:tab/> <text:s text:c="12"/>break;</text:p>
      <text:p text:style-name="P2"><text:tab/></text:p>
      <text:p text:style-name="P2"><text:tab/><text:tab/><text:tab/> <text:s/>case 2:head=delete_beg(head);</text:p>
      <text:p text:style-name="P2"><text:tab/><text:tab/><text:tab/> <text:s text:c="12"/>display(head);</text:p>
      <text:p text:style-name="P2"><text:tab/><text:tab/><text:tab/> <text:s text:c="12"/>break;</text:p>
      <text:p text:style-name="P2"><text:soft-page-break/></text:p>
      <text:p text:style-name="P2"><text:tab/><text:tab/><text:tab/> <text:s/>case 3:head=delete_end(head);</text:p>
      <text:p text:style-name="P2"><text:tab/><text:tab/><text:tab/> <text:s text:c="12"/>display(head);</text:p>
      <text:p text:style-name="P2"><text:tab/><text:tab/><text:tab/> <text:s text:c="12"/>break;</text:p>
      <text:p text:style-name="P2"><text:tab/></text:p>
      <text:p text:style-name="P2"><text:tab/><text:tab/><text:tab/> <text:s/>case 4:printf("enter position=");</text:p>
      <text:p text:style-name="P2"><text:tab/><text:tab/><text:tab/> <text:s text:c="12"/>scanf("%d",&amp;pos);</text:p>
      <text:p text:style-name="P2"><text:tab/><text:tab/><text:tab/> <text:s text:c="12"/>head=delete_mid(head,pos);</text:p>
      <text:p text:style-name="P2"><text:tab/><text:tab/><text:tab/> <text:s text:c="12"/>display(head);</text:p>
      <text:p text:style-name="P2"><text:tab/><text:tab/><text:tab/><text:tab/> <text:s text:c="2"/>break;</text:p>
      <text:p text:style-name="P2"><text:tab/><text:tab/><text:tab/></text:p>
      <text:p text:style-name="P2"><text:tab/> <text:s text:c="20"/>default:printf("invalid choice....."); <text:s text:c="6"/></text:p>
      <text:p text:style-name="P2"><text:tab/><text:tab/>}<text:tab/></text:p>
      <text:p text:style-name="P2"><text:s text:c="6"/>}while(ch&lt;5);</text:p>
      <text:p text:style-name="P2"><text:s text:c="6"/>return 0;</text:p>
      <text:p text:style-name="Standard"><text:span text:style-name="Default_20_Paragraph_20_Font"><text:span text:style-name="T3">}</text:span></text:span></text:p>
      <text:p text:style-name="Standard"><text:span text:style-name="Default_20_Paragraph_20_Font"><text:span text:style-name="T3"/></text:span></text:p>
      <text:p text:style-name="P5">1<text:span text:style-name="T5">5</text:span>) Reverse singly linked list</text:p>
      <text:p text:style-name="P8">#include&lt;stdio.h&gt;</text:p>
      <text:p text:style-name="P8">#include&lt;stdlib.h&gt;</text:p>
      <text:p text:style-name="P8"/>
      <text:p text:style-name="P8">struct node </text:p>
      <text:p text:style-name="P8">{</text:p>
      <text:p text:style-name="P8">int data;</text:p>
      <text:p text:style-name="P8">struct node *next;</text:p>
      <text:p text:style-name="P8">};</text:p>
      <text:p text:style-name="P8"/>
      <text:p text:style-name="P8">struct node* <text:s/>create(struct node *head)</text:p>
      <text:p text:style-name="P8">{</text:p>
      <text:p text:style-name="P8">int n,i;</text:p>
      <text:p text:style-name="P8">struct node *newnode,*temp;</text:p>
      <text:p text:style-name="P8">printf("Enter how many node\n");</text:p>
      <text:p text:style-name="P8">scanf("%d",&amp;n);</text:p>
      <text:p text:style-name="P8">for(i=1;i&lt;=n;i++)</text:p>
      <text:p text:style-name="P8">{</text:p>
      <text:p text:style-name="P8"><text:s text:c="2"/>newnode=(struct node*)malloc(sizeof(struct node));</text:p>
      <text:p text:style-name="P8"><text:s text:c="2"/>printf("Enter data for node");</text:p>
      <text:p text:style-name="P8"><text:s text:c="2"/>scanf("%d",&amp;newnode-&gt;data);</text:p>
      <text:p text:style-name="P8"><text:s text:c="2"/>newnode-&gt;next=NULL;</text:p>
      <text:p text:style-name="P8"><text:s text:c="3"/>if(head==NULL)</text:p>
      <text:p text:style-name="P8"><text:s text:c="3"/>{</text:p>
      <text:p text:style-name="P8"><text:s text:c="7"/>head=newnode;</text:p>
      <text:p text:style-name="P8"><text:s text:c="7"/>temp=newnode;</text:p>
      <text:p text:style-name="P8"><text:s text:c="3"/>}</text:p>
      <text:p text:style-name="P8"><text:s text:c="3"/>else</text:p>
      <text:p text:style-name="P8"><text:s text:c="3"/>{</text:p>
      <text:p text:style-name="P8"><text:soft-page-break/><text:s text:c="7"/>temp-&gt;next=newnode;</text:p>
      <text:p text:style-name="P8"><text:s text:c="7"/>temp=newnode;</text:p>
      <text:p text:style-name="P8"><text:s text:c="3"/>}</text:p>
      <text:p text:style-name="P8"><text:s text:c="3"/></text:p>
      <text:p text:style-name="P8">}</text:p>
      <text:p text:style-name="P8">return head;</text:p>
      <text:p text:style-name="P8">}</text:p>
      <text:p text:style-name="P8"/>
      <text:p text:style-name="P8">void display(struct node *head)</text:p>
      <text:p text:style-name="P8">{</text:p>
      <text:p text:style-name="P8">struct node *temp;</text:p>
      <text:p text:style-name="P8">printf("linked lis is:\n");</text:p>
      <text:p text:style-name="P8"><text:s text:c="2"/>for(temp=head;temp!=NULL;temp=temp-&gt;next)</text:p>
      <text:p text:style-name="P8"><text:s text:c="2"/>printf("%d\t",temp-&gt;data);</text:p>
      <text:p text:style-name="P8">}</text:p>
      <text:p text:style-name="P8"/>
      <text:p text:style-name="P8">void reverse(struct node *head)</text:p>
      <text:p text:style-name="P8">{</text:p>
      <text:p text:style-name="P8">struct node *current,*next,*prev;</text:p>
      <text:p text:style-name="P8"><text:s text:c="4"/>prev=head;</text:p>
      <text:p text:style-name="P8"><text:s text:c="4"/>current=head-&gt;next;</text:p>
      <text:p text:style-name="P8"><text:s text:c="4"/>if(head==NULL||head-&gt;next==NULL)</text:p>
      <text:p text:style-name="P8"><text:s text:c="4"/>{</text:p>
      <text:p text:style-name="P8"><text:s text:c="4"/>return;</text:p>
      <text:p text:style-name="P8"><text:s text:c="4"/>}</text:p>
      <text:p text:style-name="P8"><text:s text:c="4"/>while(current!=NULL)</text:p>
      <text:p text:style-name="P8"><text:s text:c="4"/>{</text:p>
      <text:p text:style-name="P8"><text:s text:c="9"/>next=current-&gt;next;</text:p>
      <text:p text:style-name="P8"><text:s text:c="9"/>current-&gt;next=prev;</text:p>
      <text:p text:style-name="P8"><text:s text:c="9"/></text:p>
      <text:p text:style-name="P8"><text:s text:c="9"/></text:p>
      <text:p text:style-name="P8"><text:s text:c="9"/>//update</text:p>
      <text:p text:style-name="P8"><text:s text:c="9"/>prev=current;</text:p>
      <text:p text:style-name="P8"><text:s text:c="9"/>current=next;</text:p>
      <text:p text:style-name="P8"><text:s text:c="4"/>}</text:p>
      <text:p text:style-name="P8"><text:s text:c="4"/>head-&gt;next=NULL;</text:p>
      <text:p text:style-name="P8"><text:s text:c="4"/>head=prev;</text:p>
      <text:p text:style-name="P8"><text:s text:c="4"/>display(head);</text:p>
      <text:p text:style-name="P8">}</text:p>
      <text:p text:style-name="P8"/>
      <text:p text:style-name="P8"><text:span text:style-name="T4">int</text:span> main()</text:p>
      <text:p text:style-name="P8">{</text:p>
      <text:p text:style-name="P8">int num,ch,n,pos,value;</text:p>
      <text:p text:style-name="P8">struct node *head;</text:p>
      <text:p text:style-name="P8">head=NULL;</text:p>
      <text:p text:style-name="P8">head=create(head);</text:p>
      <text:p text:style-name="P8"><text:soft-page-break/>display(head);</text:p>
      <text:p text:style-name="P8">reverse(head);</text:p>
      <text:p text:style-name="P8">}</text:p>
      <text:p text:style-name="P8"/>
      <text:p text:style-name="P5">1<text:span text:style-name="T5">6</text:span>) merge two singly linked list</text:p>
      <text:p text:style-name="P8">#include&lt;stdio.h&gt;</text:p>
      <text:p text:style-name="P8">#include&lt;stdlib.h&gt;</text:p>
      <text:p text:style-name="P8"/>
      <text:p text:style-name="P8">struct node</text:p>
      <text:p text:style-name="P8">{</text:p>
      <text:p text:style-name="P8">int data;</text:p>
      <text:p text:style-name="P8">struct node *next;</text:p>
      <text:p text:style-name="P8">};</text:p>
      <text:p text:style-name="P8"/>
      <text:p text:style-name="P8">struct node *create(struct node *head)</text:p>
      <text:p text:style-name="P8">{</text:p>
      <text:p text:style-name="P8">int n,i;</text:p>
      <text:p text:style-name="P8">struct node *newnode,*temp;</text:p>
      <text:p text:style-name="P8">printf("Enter how many node\n");</text:p>
      <text:p text:style-name="P8">scanf("%d",&amp;n);</text:p>
      <text:p text:style-name="P8">for(i=1;i&lt;=n;i++)</text:p>
      <text:p text:style-name="P8">{</text:p>
      <text:p text:style-name="P8">newnode=(struct node*)malloc(sizeof(struct node));</text:p>
      <text:p text:style-name="P8">printf("Enter data for node");</text:p>
      <text:p text:style-name="P8">scanf("%d",&amp;newnode-&gt;data);</text:p>
      <text:p text:style-name="P8">newnode-&gt;next=NULL;</text:p>
      <text:p text:style-name="P8">if(head==NULL)</text:p>
      <text:p text:style-name="P8">{</text:p>
      <text:p text:style-name="P8">head=newnode;</text:p>
      <text:p text:style-name="P8">temp=newnode;</text:p>
      <text:p text:style-name="P8">}else</text:p>
      <text:p text:style-name="P8">{temp-&gt;next=newnode;</text:p>
      <text:p text:style-name="P8">temp=newnode;</text:p>
      <text:p text:style-name="P8">}</text:p>
      <text:p text:style-name="P8">}</text:p>
      <text:p text:style-name="P8">return head;</text:p>
      <text:p text:style-name="P8">}</text:p>
      <text:p text:style-name="P8"/>
      <text:p text:style-name="P8">void display(struct node *head)</text:p>
      <text:p text:style-name="P8">{</text:p>
      <text:p text:style-name="P8">struct node *temp;</text:p>
      <text:p text:style-name="P8">printf("\nLinked lis is:\n");</text:p>
      <text:p text:style-name="P8">for(temp=head;temp!=NULL;temp=temp-&gt;next)</text:p>
      <text:p text:style-name="P8">printf("%d\t",temp-&gt;data);</text:p>
      <text:p text:style-name="P8">}</text:p>
      <text:p text:style-name="P8"/>
      <text:p text:style-name="P8"><text:soft-page-break/>struct node *merge(struct node *head1,struct node *head2,struct node *head3)</text:p>
      <text:p text:style-name="P8">{</text:p>
      <text:p text:style-name="P8">printf("merge");</text:p>
      <text:p text:style-name="P8">struct node *t1=head1,*t2=head2,*t3=head3,*n;</text:p>
      <text:p text:style-name="P8">while((t1!=NULL)&amp;&amp;(t2!=NULL))</text:p>
      <text:p text:style-name="P8">{</text:p>
      <text:p text:style-name="P8">n=(struct node *)malloc(sizeof(struct node));</text:p>
      <text:p text:style-name="P8">n-&gt;next=NULL;</text:p>
      <text:p text:style-name="P8">if(t1-&gt;data&lt;t2-&gt;data){</text:p>
      <text:p text:style-name="P8">n-&gt;data=t1-&gt;data;</text:p>
      <text:p text:style-name="P8">t1=t1-&gt;next;</text:p>
      <text:p text:style-name="P8">}</text:p>
      <text:p text:style-name="P8">else</text:p>
      <text:p text:style-name="P8">{</text:p>
      <text:p text:style-name="P8">n-&gt;data=t2-&gt;data;</text:p>
      <text:p text:style-name="P8">t2=t2-&gt;next;</text:p>
      <text:p text:style-name="P8">}</text:p>
      <text:p text:style-name="P8">if(t3==NULL)</text:p>
      <text:p text:style-name="P8">{</text:p>
      <text:p text:style-name="P8">head3=t3=n;</text:p>
      <text:p text:style-name="P8">}</text:p>
      <text:p text:style-name="P8">else</text:p>
      <text:p text:style-name="P8">{</text:p>
      <text:p text:style-name="P8">t3-&gt;next=n;</text:p>
      <text:p text:style-name="P8">t3=n;</text:p>
      <text:p text:style-name="P8">}</text:p>
      <text:p text:style-name="P8">}</text:p>
      <text:p text:style-name="P8">while(t1!=NULL)</text:p>
      <text:p text:style-name="P8">{</text:p>
      <text:p text:style-name="P8">n=(struct node *)malloc(sizeof(struct node));</text:p>
      <text:p text:style-name="P8">n-&gt;data=t1-&gt;data;</text:p>
      <text:p text:style-name="P8">t1=t1-&gt;next;n-&gt;next=NULL;</text:p>
      <text:p text:style-name="P8">t3-&gt;next=n;</text:p>
      <text:p text:style-name="P8">t3=n;</text:p>
      <text:p text:style-name="P8">}</text:p>
      <text:p text:style-name="P8">while(t2!=NULL)</text:p>
      <text:p text:style-name="P8">{</text:p>
      <text:p text:style-name="P8">n=(struct node *)malloc(sizeof(struct node));</text:p>
      <text:p text:style-name="P8">n-&gt;data=t2-&gt;data;</text:p>
      <text:p text:style-name="P8">t2=t2-&gt;next;</text:p>
      <text:p text:style-name="P8">n-&gt;next=NULL;</text:p>
      <text:p text:style-name="P8">t3-&gt;next=n;</text:p>
      <text:p text:style-name="P8">t3=n;</text:p>
      <text:p text:style-name="P8">}</text:p>
      <text:p text:style-name="P8">return head3;</text:p>
      <text:p text:style-name="P8">}</text:p>
      <text:p text:style-name="P8"><text:soft-page-break/></text:p>
      <text:p text:style-name="P8"><text:span text:style-name="T4">int</text:span> main()</text:p>
      <text:p text:style-name="P8">{</text:p>
      <text:p text:style-name="P8">int num,ch,n,pos,value;</text:p>
      <text:p text:style-name="P8">struct node *head1,*head2,*head3;</text:p>
      <text:p text:style-name="P8">head1=head2=head3=NULL;</text:p>
      <text:p text:style-name="P8">printf("First linked list\n");</text:p>
      <text:p text:style-name="P8">head1=create(head1);</text:p>
      <text:p text:style-name="P8">display(head1);printf("\nsecond linked list\n");</text:p>
      <text:p text:style-name="P8">head2=create(head2);</text:p>
      <text:p text:style-name="P8">display(head2);</text:p>
      <text:p text:style-name="P8">printf("\nMerged linked list\n");</text:p>
      <text:p text:style-name="P8">head3=merge(head1,head2,head3);</text:p>
      <text:p text:style-name="P8">display(head3);</text:p>
      <text:p text:style-name="P8">}</text:p>
      <text:p text:style-name="P6"/>
      <text:p text:style-name="P5">1<text:span text:style-name="T5">7</text:span>) addition of polynomial of two singly linked list</text:p>
      <text:p text:style-name="P7">#include&lt;stdio.h&gt;</text:p>
      <text:p text:style-name="P7">#include&lt;stdlib.h&gt;</text:p>
      <text:p text:style-name="P7"/>
      <text:p text:style-name="P7">typedef struct node</text:p>
      <text:p text:style-name="P7">{</text:p>
      <text:p text:style-name="P7">int coef,exp;</text:p>
      <text:p text:style-name="P7">struct node *next;</text:p>
      <text:p text:style-name="P7">}poly;</text:p>
      <text:p text:style-name="P7"/>
      <text:p text:style-name="P7">struct node *create(poly *head)</text:p>
      <text:p text:style-name="P7">{</text:p>
      <text:p text:style-name="P7">int n,i;</text:p>
      <text:p text:style-name="P7">poly *newnode,*temp;</text:p>
      <text:p text:style-name="P7">printf("Enter how many terms\n");</text:p>
      <text:p text:style-name="P7">scanf("%d",&amp;n);</text:p>
      <text:p text:style-name="P7">printf("Enter terms in decending order\n");</text:p>
      <text:p text:style-name="P7">for(i=1;i&lt;=n;i++)</text:p>
      <text:p text:style-name="P7">{</text:p>
      <text:p text:style-name="P7">newnode=(poly *)malloc(sizeof(poly));</text:p>
      <text:p text:style-name="P7">printf("Enter coeff and exp for node");</text:p>
      <text:p text:style-name="P7">scanf("%d%d",&amp;newnode-&gt;coef,&amp;newnode-&gt;exp);</text:p>
      <text:p text:style-name="P7">newnode-&gt;next=NULL;</text:p>
      <text:p text:style-name="P7">if(head==NULL)</text:p>
      <text:p text:style-name="P7">{</text:p>
      <text:p text:style-name="P7">head=newnode;</text:p>
      <text:p text:style-name="P7">temp=newnode;</text:p>
      <text:p text:style-name="P7">}else</text:p>
      <text:p text:style-name="P7">{</text:p>
      <text:p text:style-name="P7">temp-&gt;next=newnode;</text:p>
      <text:p text:style-name="P7"><text:soft-page-break/>temp=newnode;</text:p>
      <text:p text:style-name="P7">}</text:p>
      <text:p text:style-name="P7">}</text:p>
      <text:p text:style-name="P7">return head;</text:p>
      <text:p text:style-name="P7">}</text:p>
      <text:p text:style-name="P7"/>
      <text:p text:style-name="P7">void display(struct node *head)</text:p>
      <text:p text:style-name="P7">{</text:p>
      <text:p text:style-name="P7">struct node *temp;</text:p>
      <text:p text:style-name="P7">printf("\nPolynomial Term is:\n");</text:p>
      <text:p text:style-name="P7">for(temp=head;temp!=NULL;temp=temp-&gt;next)</text:p>
      <text:p text:style-name="P7">printf("%dx^%d +",temp-&gt;coef,temp-&gt;exp);</text:p>
      <text:p text:style-name="P7">}</text:p>
      <text:p text:style-name="P7"/>
      <text:p text:style-name="P7">poly *add(poly *head1,poly *head2,poly *head3)</text:p>
      <text:p text:style-name="P7">{</text:p>
      <text:p text:style-name="P7">printf("ADDItion of Polynomial");</text:p>
      <text:p text:style-name="P7">poly *t1=head1,*t2=head2,*t3=head3,*n;</text:p>
      <text:p text:style-name="P7">int i;</text:p>
      <text:p text:style-name="P7">while((t1!=NULL)&amp;&amp;(t2!=NULL))</text:p>
      <text:p text:style-name="P7">{</text:p>
      <text:p text:style-name="P7">n=(struct node *)malloc(sizeof(struct node));</text:p>
      <text:p text:style-name="P7">n-&gt;next=NULL;</text:p>
      <text:p text:style-name="P7">if(t1-&gt;exp&gt;t2-&gt;exp)</text:p>
      <text:p text:style-name="P7">{</text:p>
      <text:p text:style-name="P7">n-&gt;exp=t1-&gt;exp;</text:p>
      <text:p text:style-name="P7">n-&gt;coef=t1-&gt;coef;</text:p>
      <text:p text:style-name="P7">t1=t1-&gt;next;</text:p>
      <text:p text:style-name="P7">}</text:p>
      <text:p text:style-name="P7">else if(t1-&gt;exp&lt;t2-&gt;exp){</text:p>
      <text:p text:style-name="P7">n-&gt;exp=t2-&gt;exp;</text:p>
      <text:p text:style-name="P7">n-&gt;coef=t2-&gt;coef;</text:p>
      <text:p text:style-name="P7">t2=t2-&gt;next;</text:p>
      <text:p text:style-name="P7">}</text:p>
      <text:p text:style-name="P7">else</text:p>
      <text:p text:style-name="P7">{</text:p>
      <text:p text:style-name="P7">n-&gt;exp=t1-&gt;exp;</text:p>
      <text:p text:style-name="P7">n-&gt;coef=t1-&gt;coef+t2-&gt;coef;</text:p>
      <text:p text:style-name="P7">t1=t1-&gt;next;</text:p>
      <text:p text:style-name="P7">t2=t2-&gt;next;</text:p>
      <text:p text:style-name="P7">}</text:p>
      <text:p text:style-name="P7">if(t3==NULL)</text:p>
      <text:p text:style-name="P7">{</text:p>
      <text:p text:style-name="P7">head3=t3=n;</text:p>
      <text:p text:style-name="P7">}</text:p>
      <text:p text:style-name="P7">else</text:p>
      <text:p text:style-name="P7"><text:soft-page-break/>{</text:p>
      <text:p text:style-name="P7">t3-&gt;next=n;</text:p>
      <text:p text:style-name="P7">t3=n;</text:p>
      <text:p text:style-name="P7">}</text:p>
      <text:p text:style-name="P7">}</text:p>
      <text:p text:style-name="P7">while(t1!=NULL)</text:p>
      <text:p text:style-name="P7">{</text:p>
      <text:p text:style-name="P7">n=(struct node *)malloc(sizeof(struct node));</text:p>
      <text:p text:style-name="P7">n-&gt;exp=t1-&gt;exp;</text:p>
      <text:p text:style-name="P7">n-&gt;coef=t1-&gt;coef;</text:p>
      <text:p text:style-name="P7">t1=t1-&gt;next;</text:p>
      <text:p text:style-name="P7">n-&gt;next=NULL;</text:p>
      <text:p text:style-name="P7">t3-&gt;next=n;</text:p>
      <text:p text:style-name="P7">t3=n;</text:p>
      <text:p text:style-name="P7">}</text:p>
      <text:p text:style-name="P7">while(t2!=NULL)</text:p>
      <text:p text:style-name="P7">{</text:p>
      <text:p text:style-name="P7">n=(struct node *)malloc(sizeof(struct node));</text:p>
      <text:p text:style-name="P7">n-&gt;exp=t2-&gt;exp;</text:p>
      <text:p text:style-name="P7">n-&gt;coef=t2-&gt;coef;</text:p>
      <text:p text:style-name="P7">t2=t2-&gt;next;</text:p>
      <text:p text:style-name="P7">n-&gt;next=NULL;</text:p>
      <text:p text:style-name="P7">t3-&gt;next=n;</text:p>
      <text:p text:style-name="P7">t3=n;</text:p>
      <text:p text:style-name="P7">}</text:p>
      <text:p text:style-name="P7">return head3;</text:p>
      <text:p text:style-name="P7">}</text:p>
      <text:p text:style-name="P7"/>
      <text:p text:style-name="P7">int main()</text:p>
      <text:p text:style-name="P7">{</text:p>
      <text:p text:style-name="P7">int num,ch,n,pos,value;</text:p>
      <text:p text:style-name="P7">poly *head1,*head2,*head3;</text:p>
      <text:p text:style-name="P7">head1=head2=head3=NULL;</text:p>
      <text:p text:style-name="P7">printf("First Plynomial list\n");</text:p>
      <text:p text:style-name="P7">head1=create(head1);</text:p>
      <text:p text:style-name="P7">display(head1);printf("\nsecond polynomial list\n");</text:p>
      <text:p text:style-name="P7">head2=create(head2);</text:p>
      <text:p text:style-name="P7">display(head2);</text:p>
      <text:p text:style-name="P7">printf("\nADDITION of POlYNOMIAL List\n");</text:p>
      <text:p text:style-name="P7">head3=add(head1,head2,head3);</text:p>
      <text:p text:style-name="P7">display(head3);</text:p>
      <text:p text:style-name="P7">}</text:p>
      <text:p text:style-name="P7"/>
      <text:p text:style-name="P5"/>
      <text:p text:style-name="P5"/>
      <text:p text:style-name="P5"/>
      <text:p text:style-name="P5"><text:soft-page-break/>1<text:span text:style-name="T5">8</text:span>) reverse <text:s/>doubly linked list</text:p>
      <text:p text:style-name="P7">#include&lt;stdio.h&gt;</text:p>
      <text:p text:style-name="P7">#include&lt;stdlib.h&gt;</text:p>
      <text:p text:style-name="P7"/>
      <text:p text:style-name="P7">struct node</text:p>
      <text:p text:style-name="P7">{</text:p>
      <text:p text:style-name="P7">int data;</text:p>
      <text:p text:style-name="P7">struct node *next, *prev;</text:p>
      <text:p text:style-name="P7">};</text:p>
      <text:p text:style-name="P7"/>
      <text:p text:style-name="P7">struct node* create(struct node *head)</text:p>
      <text:p text:style-name="P7">{</text:p>
      <text:p text:style-name="P7">int n,i;</text:p>
      <text:p text:style-name="P7">struct node *newnode,*temp;</text:p>
      <text:p text:style-name="P7">printf("Enter how many node\n");</text:p>
      <text:p text:style-name="P7">scanf("%d",&amp;n);</text:p>
      <text:p text:style-name="P7">for(i=1;i&lt;=n;i++)</text:p>
      <text:p text:style-name="P7">{</text:p>
      <text:p text:style-name="P7">newnode=(struct node*)malloc(sizeof(struct node));</text:p>
      <text:p text:style-name="P7">printf("Enter data for node");</text:p>
      <text:p text:style-name="P7">scanf("%d",&amp;newnode-&gt;data);</text:p>
      <text:p text:style-name="P7">newnode-&gt;next=NULL;</text:p>
      <text:p text:style-name="P7">newnode-&gt;prev=NULL;</text:p>
      <text:p text:style-name="P7">if(head==NULL)</text:p>
      <text:p text:style-name="P7">{</text:p>
      <text:p text:style-name="P7">head=newnode;</text:p>
      <text:p text:style-name="P7">temp=newnode;</text:p>
      <text:p text:style-name="P7">}else</text:p>
      <text:p text:style-name="P7">{</text:p>
      <text:p text:style-name="P7">temp-&gt;next=newnode;</text:p>
      <text:p text:style-name="P7">newnode-&gt;prev=temp;</text:p>
      <text:p text:style-name="P7">temp=newnode;</text:p>
      <text:p text:style-name="P7">}</text:p>
      <text:p text:style-name="P7">}</text:p>
      <text:p text:style-name="P7">return head;</text:p>
      <text:p text:style-name="P7">}</text:p>
      <text:p text:style-name="P7"/>
      <text:p text:style-name="P7">void display(struct node *head)</text:p>
      <text:p text:style-name="P7">{</text:p>
      <text:p text:style-name="P7">struct node *temp;</text:p>
      <text:p text:style-name="P7">printf("Linked lis is:\n");</text:p>
      <text:p text:style-name="P7">for(temp=head;temp!=NULL;temp=temp-&gt;next)</text:p>
      <text:p text:style-name="P7">printf("%d\t",temp-&gt;data);</text:p>
      <text:p text:style-name="P7">}</text:p>
      <text:p text:style-name="P7"/>
      <text:p text:style-name="P7"/>
      <text:p text:style-name="P7"><text:soft-page-break/>struct node* rev(struct node *head)</text:p>
      <text:p text:style-name="P7">{</text:p>
      <text:p text:style-name="P7">struct node* temp=NULL;</text:p>
      <text:p text:style-name="P7">struct node* current=head;</text:p>
      <text:p text:style-name="P7">while (current != NULL)</text:p>
      <text:p text:style-name="P7">{</text:p>
      <text:p text:style-name="P7">temp = current-&gt;prev;current-&gt;prev = current-&gt;next;</text:p>
      <text:p text:style-name="P7">current-&gt;next = temp;</text:p>
      <text:p text:style-name="P7">current = current-&gt;prev;</text:p>
      <text:p text:style-name="P7">}</text:p>
      <text:p text:style-name="P7">if (temp != NULL)</text:p>
      <text:p text:style-name="P7">{</text:p>
      <text:p text:style-name="P7">head = temp-&gt;prev;</text:p>
      <text:p text:style-name="P7">}</text:p>
      <text:p text:style-name="P7">return head;</text:p>
      <text:p text:style-name="P7">}</text:p>
      <text:p text:style-name="P7"/>
      <text:p text:style-name="P7">int main()</text:p>
      <text:p text:style-name="P7">{</text:p>
      <text:p text:style-name="P7">struct node *head=NULL;</text:p>
      <text:p text:style-name="P7">head=create(head) ;</text:p>
      <text:p text:style-name="P7">display(head) ;</text:p>
      <text:p text:style-name="P7">printf("reverse list\n");head=rev(head);</text:p>
      <text:p text:style-name="P7">display(head);</text:p>
      <text:p text:style-name="P7">}</text:p>
      <text:p text:style-name="P7"/>
      <text:p text:style-name="P15">19) sort singly linked list.</text:p>
      <text:p text:style-name="P16">#include&lt;stdio.h&gt;</text:p>
      <text:p text:style-name="P16">#include&lt;stdlib.h&gt;</text:p>
      <text:p text:style-name="P16"/>
      <text:p text:style-name="P16">struct node</text:p>
      <text:p text:style-name="P16">{</text:p>
      <text:p text:style-name="P16">int data;</text:p>
      <text:p text:style-name="P16">struct node *next;</text:p>
      <text:p text:style-name="P16">};</text:p>
      <text:p text:style-name="P16"/>
      <text:p text:style-name="P16">struct node* create(struct node *head)</text:p>
      <text:p text:style-name="P16">{</text:p>
      <text:p text:style-name="P16">struct node *newnode,*temp;</text:p>
      <text:p text:style-name="P16">int i,n;</text:p>
      <text:p text:style-name="P16">printf("enter limit=");</text:p>
      <text:p text:style-name="P16">scanf("%d",&amp;n);</text:p>
      <text:p text:style-name="P16">for(i=0;i&lt;n;i++)</text:p>
      <text:p text:style-name="P16">{</text:p>
      <text:p text:style-name="P16">newnode=(struct node*)malloc(sizeof(struct node));</text:p>
      <text:p text:style-name="P16">printf("enter value=");</text:p>
      <text:p text:style-name="P16">scanf("%d",&amp;newnode-&gt;data);</text:p>
      <text:p text:style-name="P16">newnode-&gt;next=NULL;</text:p>
      <text:p text:style-name="P16">if(head==NULL)</text:p>
      <text:p text:style-name="P16"><text:soft-page-break/>{</text:p>
      <text:p text:style-name="P16">head=temp=newnode;</text:p>
      <text:p text:style-name="P16">}</text:p>
      <text:p text:style-name="P16">else</text:p>
      <text:p text:style-name="P16">{</text:p>
      <text:p text:style-name="P16">temp-&gt;next=newnode;</text:p>
      <text:p text:style-name="P16">temp=newnode;</text:p>
      <text:p text:style-name="P16">}</text:p>
      <text:p text:style-name="P16">}</text:p>
      <text:p text:style-name="P16">return head;</text:p>
      <text:p text:style-name="P16">}</text:p>
      <text:p text:style-name="P16"/>
      <text:p text:style-name="P16">struct node *sort(struct node *head)</text:p>
      <text:p text:style-name="P16">{</text:p>
      <text:p text:style-name="P16">int t;</text:p>
      <text:p text:style-name="P16">struct node *i,*j;</text:p>
      <text:p text:style-name="P16">for(i=head;i!=NULL;i=i-&gt;next)</text:p>
      <text:p text:style-name="P16">{</text:p>
      <text:p text:style-name="P16">for(j=head;j!=i;j=j-&gt;next)</text:p>
      <text:p text:style-name="P16">{</text:p>
      <text:p text:style-name="P16">if(i-&gt;data &lt; j-&gt;data)</text:p>
      <text:p text:style-name="P16">{</text:p>
      <text:p text:style-name="P16">t=i-&gt;data;</text:p>
      <text:p text:style-name="P16">i-&gt;data=j-&gt;data;</text:p>
      <text:p text:style-name="P16">j-&gt;data=t;</text:p>
      <text:p text:style-name="P16">}</text:p>
      <text:p text:style-name="P16">}</text:p>
      <text:p text:style-name="P16">}</text:p>
      <text:p text:style-name="P16">return head;</text:p>
      <text:p text:style-name="P16">}</text:p>
      <text:p text:style-name="P16">void display(struct node *head)</text:p>
      <text:p text:style-name="P16">{</text:p>
      <text:p text:style-name="P16">struct node *temp=head;</text:p>
      <text:p text:style-name="P16">while(temp!=NULL)</text:p>
      <text:p text:style-name="P16">{</text:p>
      <text:p text:style-name="P16">printf("%d \t",temp-&gt;data);</text:p>
      <text:p text:style-name="P16">temp=temp-&gt;next;</text:p>
      <text:p text:style-name="P16">}</text:p>
      <text:p text:style-name="P16">}</text:p>
      <text:p text:style-name="P16"/>
      <text:p text:style-name="P16">int main()</text:p>
      <text:p text:style-name="P16">{</text:p>
      <text:p text:style-name="P16">struct node *head=NULL;</text:p>
      <text:p text:style-name="P16">head=create(head);</text:p>
      <text:p text:style-name="P16">printf("\n display linklist=");</text:p>
      <text:p text:style-name="P16">display(head);</text:p>
      <text:p text:style-name="P16">printf("\n sorted linked list=");</text:p>
      <text:p text:style-name="P16">sort(head);</text:p>
      <text:p text:style-name="P16">display(head);</text:p>
      <text:p text:style-name="P16">return 0;</text:p>
      <text:p text:style-name="P14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4pt" fo:font-weight="bold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Linked lis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2-08-24T21:53:00Z</meta:creation-date>
    <dc:date>2023-02-09T14:50:35.466984570</dc:date>
    <meta:editing-cycles>20</meta:editing-cycles>
    <meta:editing-duration>PT1H56M36S</meta:editing-duration>
    <meta:document-statistic meta:table-count="0" meta:image-count="0" meta:object-count="0" meta:page-count="41" meta:paragraph-count="1716" meta:word-count="2876" meta:character-count="30845" meta:non-whitespace-character-count="25992"/>
    <meta:template xlink:type="simple" xlink:actuate="onRequest" xlink:title="" xlink:href="Normal"/>
  </office:meta>
</office:document-meta>
</file>